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left" draw:textarea-vertical-align="top" fo:padding-top="0.03cm" fo:padding-bottom="0.03cm" fo:padding-left="0.15cm" fo:padding-right="0.15cm"/>
    </style:style>
    <style:style style:name="gr2" style:family="graphic" style:parent-style-name="standard">
      <style:graphic-properties draw:stroke="dash" draw:stroke-dash="Fine_20_Dashed" draw:fill="solid" draw:fill-color="#cfe7f5" draw:opacity="50%" draw:textarea-horizontal-align="left" draw:textarea-vertical-align="top" fo:padding-top="0.03cm" fo:padding-bottom="0.03cm" fo:padding-left="0.15cm" fo:padding-right="0.15cm" draw:shadow-opacity="50%"/>
    </style:style>
    <style:style style:name="gr3" style:family="graphic" style:parent-style-name="standard">
      <style:graphic-properties draw:textarea-horizontal-align="left" draw:textarea-vertical-align="top" fo:padding-top="0.03cm" fo:padding-bottom="0.03cm" fo:padding-left="0.15cm" fo:padding-right="0.15cm"/>
    </style:style>
    <style:style style:name="gr4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left" draw:textarea-vertical-align="top" fo:padding-top="0.03cm" fo:padding-bottom="0.03cm" fo:padding-left="0.15cm" fo:padding-right="0.1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solid" draw:fill-color="#c0c0c0" draw:textarea-horizontal-align="left" draw:textarea-vertical-align="top" fo:padding-top="0.03cm" fo:padding-bottom="0.03cm" fo:padding-left="0.15cm" fo:padding-right="0.1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4cm" svg:height="18cm" svg:x="2.2cm" svg:y="1cm">
          <text:p text:style-name="P1"><text:span text:style-name="T1">Master</text:span></text:p>
        </draw:rect>
        <draw:rect draw:style-name="gr1" draw:text-style-name="P2" draw:layer="layout" svg:width="11.5cm" svg:height="18cm" svg:x="16.5cm" svg:y="1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cm" svg:x="11.5cm" svg:y="1cm">
          <text:p text:style-name="P1"><text:span text:style-name="T1"><text:s text:c="21"/></text:span><text:span text:style-name="T1">nRF905</text:span></text:p>
        </draw:rect>
        <draw:rect draw:style-name="gr3" draw:text-style-name="P2" xml:id="id2" draw:id="id2" draw:layer="layout" svg:width="2.8cm" svg:height="1.7cm" svg:x="4cm" svg:y="3cm">
          <text:p text:style-name="P1"><text:span text:style-name="T1">Sync</text:span></text:p>
          <text:p text:style-name="P1"><text:span text:style-name="T1">(2,2)</text:span></text:p>
          <text:p text:style-name="P1"><text:span text:style-name="T1">Load Man_Tx</text:span></text:p>
        </draw:rect>
        <draw:rect draw:style-name="gr3" draw:text-style-name="P2" xml:id="id3" draw:id="id3" draw:layer="layout" svg:width="2cm" svg:height="0.5cm" svg:x="9cm" svg:y="3cm">
          <text:p text:style-name="P1"><text:span text:style-name="T1">TxBuf</text:span></text:p>
        </draw:rect>
        <draw:rect draw:style-name="gr3" draw:text-style-name="P2" xml:id="id7" draw:id="id7" draw:layer="layout" svg:width="2cm" svg:height="0.5cm" svg:x="8.2cm" svg:y="6.7cm">
          <text:p text:style-name="P1"><text:span text:style-name="T1">RxBuf</text:span></text:p>
        </draw:rect>
        <draw:rect draw:style-name="gr3" draw:text-style-name="P2" xml:id="id18" draw:id="id18" draw:layer="layout" svg:width="1.3cm" svg:height="0.5cm" svg:x="2.5cm" svg:y="17.5cm">
          <text:p text:style-name="P1"><text:span text:style-name="T1">end</text:span></text:p>
        </draw:rect>
        <draw:rect draw:style-name="gr3" draw:text-style-name="P2" xml:id="id8" draw:id="id8" draw:layer="layout" svg:width="2cm" svg:height="0.5cm" svg:x="19cm" svg:y="3cm">
          <text:p text:style-name="P1"><text:span text:style-name="T1">AM</text:span></text:p>
        </draw:rect>
        <draw:rect draw:style-name="gr3" draw:text-style-name="P2" xml:id="id12" draw:id="id12" draw:layer="layout" svg:width="2cm" svg:height="0.5cm" svg:x="19.4cm" svg:y="4.3cm">
          <text:p text:style-name="P1"><text:span text:style-name="T1">RxBuf</text:span></text:p>
        </draw:rect>
        <draw:rect draw:style-name="gr3" draw:text-style-name="P2" xml:id="id14" draw:id="id14" draw:layer="layout" svg:width="2cm" svg:height="0.5cm" svg:x="19.3cm" svg:y="6.3cm">
          <text:p text:style-name="P1"><text:span text:style-name="T1">TxBuf</text:span></text:p>
        </draw:rect>
        <draw:rect draw:style-name="gr3" draw:text-style-name="P2" xml:id="id1" draw:id="id1" draw:layer="layout" svg:width="2.3cm" svg:height="0.5cm" svg:x="2.6cm" svg:y="1.9cm">
          <text:p text:style-name="P1"><text:span text:style-name="T1">ComStart</text:span></text:p>
        </draw:rect>
        <draw:rect draw:style-name="gr3" draw:text-style-name="P2" xml:id="id9" draw:id="id9" draw:layer="layout" svg:width="2.7cm" svg:height="1.9cm" svg:x="23cm" svg:y="3cm">
          <text:p text:style-name="P1"><text:span text:style-name="T1">Sync:</text:span></text:p>
          <text:p text:style-name="P1"><text:span text:style-name="T1">ComStartRx</text:span></text:p>
          <text:p text:style-name="P1"><text:span text:style-name="T1">(2,2)</text:span></text:p>
          <text:p text:style-name="P1"><text:span text:style-name="T1">Load Sln_Tx</text:span></text:p>
        </draw:rect>
        <draw:rect draw:style-name="gr3" draw:text-style-name="P2" xml:id="id10" draw:id="id10" draw:layer="layout" svg:width="3.401cm" svg:height="1.201cm" svg:x="22.699cm" svg:y="11.6cm">
          <text:p text:style-name="P1"><text:span text:style-name="T1">ComDone</text:span></text:p>
          <text:p text:style-name="P1"><text:span text:style-name="T1">Store Sln_Rx</text:span></text:p>
        </draw:rect>
        <draw:connector draw:style-name="gr4" draw:text-style-name="P3" draw:layer="layout" draw:type="line" svg:x1="3.75cm" svg:y1="2.4cm" svg:x2="5.4cm" svg:y2="3cm" draw:start-shape="id1" draw:start-glue-point="2" draw:end-shape="id2" draw:end-glue-point="0" svg:d="M3750 2400l1650 600">
          <text:p/>
        </draw:connector>
        <draw:connector draw:style-name="gr4" draw:text-style-name="P3" draw:layer="layout" draw:type="line" svg:x1="6.8cm" svg:y1="3.85cm" svg:x2="9cm" svg:y2="3.25cm" draw:start-shape="id2" draw:start-glue-point="1" draw:end-shape="id3" draw:end-glue-point="3" svg:d="M6800 3850l2200-600">
          <text:p/>
        </draw:connector>
        <draw:connector draw:style-name="gr4" draw:text-style-name="P4" draw:layer="layout" draw:type="line" svg:x1="13.1cm" svg:y1="3.25cm" svg:x2="16.8cm" svg:y2="3.25cm" draw:start-shape="id4" draw:start-glue-point="1" draw:end-shape="id5" draw:end-glue-point="3" svg:d="M13100 3250h3700">
          <text:p/>
        </draw:connector>
        <draw:connector draw:style-name="gr4" draw:text-style-name="P3" draw:layer="layout" draw:type="line" svg:x1="11.9cm" svg:y1="6.55cm" svg:x2="10.2cm" svg:y2="6.95cm" draw:start-shape="id6" draw:start-glue-point="3" draw:end-shape="id7" draw:end-glue-point="1" svg:d="M11900 6550l-1700 400">
          <text:p/>
        </draw:connector>
        <draw:connector draw:style-name="gr4" draw:text-style-name="P3" draw:layer="layout" draw:type="line" svg:x1="21cm" svg:y1="3.25cm" svg:x2="23cm" svg:y2="3.95cm" draw:start-shape="id8" draw:start-glue-point="1" draw:end-shape="id9" draw:end-glue-point="3" svg:d="M21000 3250l2000 700">
          <text:p/>
        </draw:connector>
        <draw:connector draw:style-name="gr4" draw:text-style-name="P3" draw:layer="layout" draw:type="line" svg:x1="24.35cm" svg:y1="4.9cm" svg:x2="24.399cm" svg:y2="11.6cm" draw:start-shape="id9" draw:start-glue-point="2" draw:end-shape="id10" draw:end-glue-point="0" svg:d="M24350 4900l49 6700">
          <text:p/>
        </draw:connector>
        <draw:connector draw:style-name="gr4" draw:text-style-name="P3" draw:layer="layout" draw:type="line" svg:x1="5.4cm" svg:y1="4.7cm" svg:x2="5.4cm" svg:y2="6.8cm" draw:start-shape="id2" draw:start-glue-point="2" draw:end-shape="id11" svg:d="M5400 4700v2100">
          <text:p/>
        </draw:connector>
        <draw:rect draw:style-name="gr5" draw:text-style-name="P2" draw:layer="layout" svg:width="2.9cm" svg:height="1.1cm" svg:x="13.6cm" svg:y="2.8cm">
          <text:p text:style-name="P1"><text:span text:style-name="T1">Master-&gt;Slave</text:span><text:span text:style-name="T1"><text:line-break/></text:span><text:span text:style-name="T1"> Sync Msg</text:span></text:p>
        </draw:rect>
        <draw:rect draw:style-name="gr3" draw:text-style-name="P2" xml:id="id4" draw:id="id4" draw:layer="layout" svg:width="1.2cm" svg:height="1.1cm" svg:x="11.9cm" svg:y="2.7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1cm" svg:y1="3.25cm" svg:x2="11.9cm" svg:y2="3.25cm" draw:start-shape="id3" draw:start-glue-point="1" draw:end-shape="id4" draw:end-glue-point="3" svg:d="M11000 3250h900">
          <text:p/>
        </draw:connector>
        <draw:rect draw:style-name="gr3" draw:text-style-name="P2" xml:id="id5" draw:id="id5" draw:layer="layout" svg:width="1.2cm" svg:height="1.1cm" svg:x="16.8cm" svg:y="2.7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8cm" svg:y1="3.25cm" svg:x2="19cm" svg:y2="3.25cm" draw:start-shape="id5" draw:start-glue-point="1" draw:end-shape="id8" draw:end-glue-point="3" svg:d="M18000 3250h1000">
          <text:p/>
        </draw:connector>
        <draw:connector draw:style-name="gr4" draw:text-style-name="P4" draw:layer="layout" draw:type="line" svg:x1="23cm" svg:y1="3.95cm" svg:x2="21.4cm" svg:y2="4.55cm" draw:start-shape="id9" draw:end-shape="id12" draw:end-glue-point="1" svg:d="M23000 3950l-1600 600">
          <text:p/>
        </draw:connector>
        <draw:connector draw:style-name="gr4" draw:text-style-name="P4" draw:layer="layout" draw:type="line" svg:x1="8.2cm" svg:y1="6.95cm" svg:x2="6.8cm" svg:y2="7.65cm" draw:start-shape="id7" draw:start-glue-point="3" draw:end-shape="id11" draw:end-glue-point="1" svg:d="M8200 6950l-1400 700">
          <text:p/>
        </draw:connector>
        <draw:connector draw:style-name="gr4" draw:text-style-name="P3" draw:layer="layout" draw:type="line" svg:x1="23.3cm" svg:y1="6.65cm" svg:x2="21.3cm" svg:y2="6.55cm" draw:start-shape="id13" draw:start-glue-point="5" draw:end-shape="id14" draw:end-glue-point="1" svg:d="M23300 6650l-2000-100">
          <text:p/>
        </draw:connector>
        <draw:connector draw:style-name="gr4" draw:text-style-name="P3" draw:layer="layout" draw:type="line" svg:x1="19.3cm" svg:y1="6.55cm" svg:x2="18cm" svg:y2="6.55cm" draw:start-shape="id14" draw:start-glue-point="3" draw:end-shape="id15" svg:d="M19300 6550h-1300">
          <text:p/>
        </draw:connector>
        <draw:custom-shape draw:style-name="gr6" draw:text-style-name="P5" xml:id="id17" draw:id="id17" draw:layer="layout" svg:width="2cm" svg:height="1.5cm" svg:x="4.4cm" svg:y="14.1cm">
          <text:p text:style-name="P3"><text:span text:style-name="T2">n_Tx ? </text:span><text:span text:style-name="T2"><text:line-break/></text:span><text:span text:style-name="T2">n_Rx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19" draw:id="id19" draw:layer="layout" svg:width="1.8cm" svg:height="1cm" svg:x="4.5cm" svg:y="17.5cm">
          <text:p text:style-name="P1"><text:span text:style-name="T1">Data</text:span><text:span text:style-name="T1"><text:line-break/></text:span><text:span text:style-name="T1">Rx &amp; Tx</text:span></text:p>
        </draw:rect>
        <draw:connector draw:style-name="gr7" draw:text-style-name="P3" draw:layer="layout" svg:x1="5.4cm" svg:y1="12.7cm" svg:x2="5.4cm" svg:y2="14.1cm" draw:start-shape="id16" draw:end-shape="id17" draw:end-glue-point="4" svg:d="M5400 12700v1400">
          <text:p/>
        </draw:connector>
        <draw:connector draw:style-name="gr7" draw:text-style-name="P3" draw:layer="layout" svg:x1="4.4cm" svg:y1="14.85cm" svg:x2="3.15cm" svg:y2="17.5cm" draw:start-shape="id17" draw:start-glue-point="5" draw:end-shape="id18" draw:end-glue-point="0" svg:d="M4400 14850h-1250v2650">
          <text:p/>
        </draw:connector>
        <draw:rect draw:style-name="gr3" draw:text-style-name="P2" xml:id="id20" draw:id="id20" draw:layer="layout" svg:width="1.7cm" svg:height="1cm" svg:x="6.7cm" svg:y="17.5cm">
          <text:p text:style-name="P1"><text:span text:style-name="T1">Data</text:span><text:span text:style-name="T1"><text:line-break/></text:span><text:span text:style-name="T1">Rx_only</text:span></text:p>
        </draw:rect>
        <draw:rect draw:style-name="gr3" draw:text-style-name="P2" xml:id="id21" draw:id="id21" draw:layer="layout" svg:width="1.7cm" svg:height="1cm" svg:x="8.8cm" svg:y="17.5cm">
          <text:p text:style-name="P1"><text:span text:style-name="T1">Data</text:span><text:span text:style-name="T1"><text:line-break/></text:span><text:span text:style-name="T1">Tx_only</text:span></text:p>
        </draw:rect>
        <draw:rect draw:style-name="gr5" draw:text-style-name="P6" draw:layer="layout" svg:width="1.7cm" svg:height="0.8cm" svg:x="2.6cm" svg:y="15.9cm">
          <text:p text:style-name="P1"><text:span text:style-name="T2">!n_Tx &amp;&amp;</text:span><text:span text:style-name="T2"><text:line-break/></text:span><text:span text:style-name="T2">!n_Rx</text:span></text:p>
        </draw:rect>
        <draw:connector draw:style-name="gr7" draw:text-style-name="P3" draw:layer="layout" svg:x1="5.4cm" svg:y1="15.6cm" svg:x2="5.4cm" svg:y2="17.5cm" draw:start-shape="id17" draw:start-glue-point="6" draw:end-shape="id19" svg:d="M5400 15600v1900">
          <text:p/>
        </draw:connector>
        <draw:rect draw:style-name="gr5" draw:text-style-name="P6" draw:layer="layout" svg:width="1.7cm" svg:height="0.8cm" svg:x="4.6cm" svg:y="15.8cm">
          <text:p text:style-name="P1"><text:span text:style-name="T2">n_Tx &amp;&amp;</text:span><text:span text:style-name="T2"><text:line-break/></text:span><text:span text:style-name="T2">n_Rx</text:span></text:p>
        </draw:rect>
        <draw:connector draw:style-name="gr7" draw:text-style-name="P3" draw:layer="layout" svg:x1="6.4cm" svg:y1="14.85cm" svg:x2="7.55cm" svg:y2="17.5cm" draw:start-shape="id17" draw:start-glue-point="7" draw:end-shape="id20" draw:end-glue-point="0" svg:d="M6400 14850h1150v2650">
          <text:p/>
        </draw:connector>
        <draw:rect draw:style-name="gr5" draw:text-style-name="P6" draw:layer="layout" svg:width="1.7cm" svg:height="0.8cm" svg:x="6.9cm" svg:y="15.8cm">
          <text:p text:style-name="P1"><text:span text:style-name="T2">!n_Tx &amp;&amp;</text:span><text:span text:style-name="T2"><text:line-break/></text:span><text:span text:style-name="T2">n_Rx</text:span></text:p>
        </draw:rect>
        <draw:connector draw:style-name="gr7" draw:text-style-name="P3" draw:layer="layout" svg:x1="6.4cm" svg:y1="14.85cm" svg:x2="9.65cm" svg:y2="17.5cm" draw:start-shape="id17" draw:start-glue-point="7" draw:end-shape="id21" draw:end-glue-point="0" svg:d="M6400 14850h3250v2650">
          <text:p/>
        </draw:connector>
        <draw:rect draw:style-name="gr5" draw:text-style-name="P6" draw:layer="layout" svg:width="1.7cm" svg:height="0.8cm" svg:x="8.8cm" svg:y="15.8cm">
          <text:p text:style-name="P1"><text:span text:style-name="T2">n_Tx &amp;&amp;</text:span><text:span text:style-name="T2"><text:line-break/></text:span><text:span text:style-name="T2">!n_Rx</text:span></text:p>
        </draw:rect>
        <draw:rect draw:style-name="gr3" draw:text-style-name="P2" xml:id="id23" draw:id="id23" draw:layer="layout" svg:width="1.3cm" svg:height="0.5cm" svg:x="19cm" svg:y="17.5cm">
          <text:p text:style-name="P1"><text:span text:style-name="T1">end</text:span></text:p>
        </draw:rect>
        <draw:custom-shape draw:style-name="gr6" draw:text-style-name="P5" xml:id="id22" draw:id="id22" draw:layer="layout" svg:width="2cm" svg:height="1.5cm" svg:x="20.9cm" svg:y="14.1cm">
          <text:p text:style-name="P3"><text:span text:style-name="T2">n_Tx ? </text:span><text:span text:style-name="T2"><text:line-break/></text:span><text:span text:style-name="T2">n_Rx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24" draw:id="id24" draw:layer="layout" svg:width="1.8cm" svg:height="1cm" svg:x="21cm" svg:y="17.5cm">
          <text:p text:style-name="P1"><text:span text:style-name="T1">Data</text:span><text:span text:style-name="T1"><text:line-break/></text:span><text:span text:style-name="T1">Rx &amp; Tx</text:span></text:p>
        </draw:rect>
        <draw:connector draw:style-name="gr7" draw:text-style-name="P3" draw:layer="layout" svg:x1="24.399cm" svg:y1="12.801cm" svg:x2="21.9cm" svg:y2="14.1cm" draw:start-shape="id10" draw:start-glue-point="2" draw:end-shape="id22" draw:end-glue-point="4" svg:d="M24399 12801v650h-2499v649">
          <text:p/>
        </draw:connector>
        <draw:connector draw:style-name="gr7" draw:text-style-name="P3" draw:layer="layout" svg:x1="20.9cm" svg:y1="14.85cm" svg:x2="19.65cm" svg:y2="17.5cm" draw:start-shape="id22" draw:start-glue-point="5" draw:end-shape="id23" draw:end-glue-point="0" svg:d="M20900 14850h-1250v2650">
          <text:p/>
        </draw:connector>
        <draw:rect draw:style-name="gr3" draw:text-style-name="P2" xml:id="id25" draw:id="id25" draw:layer="layout" svg:width="1.7cm" svg:height="1cm" svg:x="23.2cm" svg:y="17.5cm">
          <text:p text:style-name="P1"><text:span text:style-name="T1">Data</text:span><text:span text:style-name="T1"><text:line-break/></text:span><text:span text:style-name="T1">Rx_only</text:span></text:p>
        </draw:rect>
        <draw:rect draw:style-name="gr3" draw:text-style-name="P2" xml:id="id26" draw:id="id26" draw:layer="layout" svg:width="1.7cm" svg:height="1cm" svg:x="25.3cm" svg:y="17.5cm">
          <text:p text:style-name="P1"><text:span text:style-name="T1">Data</text:span><text:span text:style-name="T1"><text:line-break/></text:span><text:span text:style-name="T1">Tx_only</text:span></text:p>
        </draw:rect>
        <draw:rect draw:style-name="gr5" draw:text-style-name="P6" draw:layer="layout" svg:width="1.7cm" svg:height="0.8cm" svg:x="19.1cm" svg:y="15.9cm">
          <text:p text:style-name="P1"><text:span text:style-name="T2">!n_Tx &amp;&amp;</text:span><text:span text:style-name="T2"><text:line-break/></text:span><text:span text:style-name="T2">!n_Rx</text:span></text:p>
        </draw:rect>
        <draw:connector draw:style-name="gr7" draw:text-style-name="P3" draw:layer="layout" svg:x1="21.9cm" svg:y1="15.6cm" svg:x2="21.9cm" svg:y2="17.5cm" draw:start-shape="id22" draw:start-glue-point="6" draw:end-shape="id24" svg:d="M21900 15600v1900">
          <text:p/>
        </draw:connector>
        <draw:rect draw:style-name="gr5" draw:text-style-name="P6" draw:layer="layout" svg:width="1.7cm" svg:height="0.8cm" svg:x="21.1cm" svg:y="15.8cm">
          <text:p text:style-name="P1"><text:span text:style-name="T2">n_Tx &amp;&amp;</text:span><text:span text:style-name="T2"><text:line-break/></text:span><text:span text:style-name="T2">n_Rx</text:span></text:p>
        </draw:rect>
        <draw:connector draw:style-name="gr7" draw:text-style-name="P3" draw:layer="layout" svg:x1="22.9cm" svg:y1="14.85cm" svg:x2="24.05cm" svg:y2="17.5cm" draw:start-shape="id22" draw:start-glue-point="7" draw:end-shape="id25" draw:end-glue-point="0" svg:d="M22900 14850h1150v2650">
          <text:p/>
        </draw:connector>
        <draw:rect draw:style-name="gr5" draw:text-style-name="P6" draw:layer="layout" svg:width="1.7cm" svg:height="0.8cm" svg:x="23.4cm" svg:y="15.8cm">
          <text:p text:style-name="P1"><text:span text:style-name="T2">!n_Tx &amp;&amp;</text:span><text:span text:style-name="T2"><text:line-break/></text:span><text:span text:style-name="T2">n_Rx</text:span></text:p>
        </draw:rect>
        <draw:connector draw:style-name="gr7" draw:text-style-name="P3" draw:layer="layout" svg:x1="22.9cm" svg:y1="14.85cm" svg:x2="26.15cm" svg:y2="17.5cm" draw:start-shape="id22" draw:start-glue-point="7" draw:end-shape="id26" draw:end-glue-point="0" svg:d="M22900 14850h3250v2650">
          <text:p/>
        </draw:connector>
        <draw:rect draw:style-name="gr5" draw:text-style-name="P6" draw:layer="layout" svg:width="1.7cm" svg:height="0.8cm" svg:x="25.3cm" svg:y="15.8cm">
          <text:p text:style-name="P1"><text:span text:style-name="T2">n_Tx &amp;&amp;</text:span><text:span text:style-name="T2"><text:line-break/></text:span><text:span text:style-name="T2">!n_Rx</text:span></text:p>
        </draw:rect>
        <draw:rect draw:style-name="gr3" draw:text-style-name="P2" xml:id="id16" draw:id="id16" draw:layer="layout" svg:width="3.401cm" svg:height="1.201cm" svg:x="3.7cm" svg:y="11.499cm">
          <text:p text:style-name="P1"><text:span text:style-name="T1">ComDone</text:span></text:p>
          <text:p text:style-name="P1"><text:span text:style-name="T1">Store Man_Rx</text:span></text:p>
        </draw:rect>
        <draw:connector draw:style-name="gr4" draw:text-style-name="P3" draw:layer="layout" draw:type="line" svg:x1="5.4cm" svg:y1="8.5cm" svg:x2="5.4cm" svg:y2="11.499cm" draw:start-shape="id11" draw:start-glue-point="2" draw:end-shape="id16" draw:end-glue-point="0" svg:d="M5400 8500v2999">
          <text:p/>
        </draw:connector>
        <draw:connector draw:style-name="gr4" draw:text-style-name="P4" draw:layer="layout" draw:type="line" svg:x1="16.8cm" svg:y1="6.55cm" svg:x2="13.1cm" svg:y2="6.55cm" draw:start-shape="id15" draw:start-glue-point="3" draw:end-shape="id6" draw:end-glue-point="1" svg:d="M16800 6550h-3700">
          <text:p/>
        </draw:connector>
        <draw:rect draw:style-name="gr5" draw:text-style-name="P2" draw:layer="layout" svg:width="2.8cm" svg:height="1.1cm" svg:x="13.5cm" svg:y="6.075cm">
          <text:p text:style-name="P1"><text:span text:style-name="T1">Slave-&gt;Master</text:span><text:span text:style-name="T1"><text:line-break/></text:span><text:span text:style-name="T1"> Sync Msg</text:span></text:p>
        </draw:rect>
        <draw:rect draw:style-name="gr3" draw:text-style-name="P2" xml:id="id6" draw:id="id6" draw:layer="layout" svg:width="1.2cm" svg:height="1.1cm" svg:x="11.9cm" svg:y="6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15" draw:id="id15" draw:layer="layout" svg:width="1.2cm" svg:height="1.1cm" svg:x="16.8cm" svg:y="6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11" draw:id="id11" draw:layer="layout" svg:width="2.8cm" svg:height="1.7cm" svg:x="4cm" svg:y="6.8cm">
          <text:p text:style-name="P1"><text:span text:style-name="T1">Wait</text:span></text:p>
        </draw:rect>
        <draw:connector draw:style-name="gr7" draw:text-style-name="P3" draw:layer="layout" draw:line-skew="-0.599cm" svg:x1="4cm" svg:y1="7.65cm" svg:x2="4cm" svg:y2="3.85cm" draw:start-shape="id11" draw:start-glue-point="3" draw:end-shape="id2" draw:end-glue-point="3" svg:d="M4000 7650h-1100v-3800h1100">
          <text:p/>
        </draw:connector>
        <draw:rect draw:style-name="gr5" draw:text-style-name="P2" draw:layer="layout" svg:width="3.6cm" svg:height="1.6cm" svg:x="2.4cm" svg:y="5cm">
          <text:p text:style-name="P1"><text:span text:style-name="T1">Timeout(10ms) ||</text:span></text:p>
          <text:p text:style-name="P1"><text:span text:style-name="T1">NACK ||</text:span></text:p>
          <text:p text:style-name="P1"><text:span text:style-name="T1">Msg nicht ok</text:span></text:p>
        </draw:rect>
        <draw:custom-shape draw:style-name="gr6" draw:text-style-name="P5" xml:id="id13" draw:id="id13" draw:layer="layout" svg:width="2cm" svg:height="1.5cm" svg:x="23.3cm" svg:y="5.9cm">
          <text:p text:style-name="P3"><text:span text:style-name="T2">Msg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21.7cm" svg:y="6.1cm">
          <text:p text:style-name="P1"><text:span text:style-name="T1">Ja</text:span></text:p>
        </draw:rect>
        <draw:rect draw:style-name="gr5" draw:text-style-name="P2" draw:layer="layout" svg:width="1.2cm" svg:height="0.7cm" svg:x="23.7cm" svg:y="8.9cm">
          <text:p text:style-name="P1"><text:span text:style-name="T1">Ja</text:span></text:p>
        </draw:rect>
        <draw:rect draw:style-name="gr3" draw:text-style-name="P2" xml:id="id27" draw:id="id27" draw:layer="layout" svg:width="2cm" svg:height="0.5cm" svg:x="19.3cm" svg:y="7.3cm">
          <text:p text:style-name="P1"><text:span text:style-name="T1">NACK</text:span></text:p>
        </draw:rect>
        <draw:connector draw:style-name="gr4" draw:text-style-name="P3" draw:layer="layout" draw:type="line" svg:x1="23.3cm" svg:y1="6.65cm" svg:x2="21.3cm" svg:y2="7.55cm" draw:end-shape="id27" draw:end-glue-point="1" svg:d="M23300 6650l-2000 900">
          <text:p/>
        </draw:connector>
        <draw:connector draw:style-name="gr4" draw:text-style-name="P3" draw:layer="layout" draw:type="line" svg:x1="19.3cm" svg:y1="7.55cm" svg:x2="18cm" svg:y2="7.95cm" draw:start-shape="id27" draw:start-glue-point="3" draw:end-shape="id28" svg:d="M19300 7550l-1300 400">
          <text:p/>
        </draw:connector>
        <draw:rect draw:style-name="gr5" draw:text-style-name="P2" draw:layer="layout" svg:width="1.2cm" svg:height="0.7cm" svg:x="21.9cm" svg:y="7.1cm">
          <text:p text:style-name="P1"><text:span text:style-name="T1">Nein</text:span></text:p>
        </draw:rect>
        <draw:connector draw:style-name="gr7" draw:text-style-name="P3" draw:layer="layout" draw:line-skew="0.499cm" svg:x1="25.3cm" svg:y1="6.65cm" svg:x2="25.7cm" svg:y2="3.95cm" draw:start-shape="id13" draw:start-glue-point="7" draw:end-shape="id9" svg:d="M25300 6650h1400v-2700h-1000">
          <text:p/>
        </draw:connector>
        <draw:rect draw:style-name="gr5" draw:text-style-name="P2" draw:layer="layout" svg:width="1.2cm" svg:height="0.7cm" svg:x="25.7cm" svg:y="5.2cm">
          <text:p text:style-name="P1"><text:span text:style-name="T1">Nein</text:span></text:p>
        </draw:rect>
        <draw:rect draw:style-name="gr3" draw:text-style-name="P2" xml:id="id29" draw:id="id29" draw:layer="layout" svg:width="2.3cm" svg:height="0.5cm" svg:x="21cm" svg:y="1.5cm">
          <text:p text:style-name="P1"><text:span text:style-name="T1">ComStart</text:span></text:p>
        </draw:rect>
        <draw:connector draw:style-name="gr4" draw:text-style-name="P3" draw:layer="layout" draw:type="line" svg:x1="22.15cm" svg:y1="2cm" svg:x2="24.35cm" svg:y2="3cm" draw:start-shape="id29" draw:start-glue-point="2" draw:end-shape="id9" draw:end-glue-point="0" svg:d="M22150 2000l2200 1000">
          <text:p/>
        </draw:connector>
        <draw:rect draw:style-name="gr8" draw:text-style-name="P2" draw:layer="layout" svg:width="5.9cm" svg:height="4.1cm" svg:x="12cm" svg:y="11cm">
          <text:p text:style-name="P1"><text:span text:style-name="T1">Man_Tx: Master Anzahl Byte</text:span></text:p>
          <text:p text:style-name="P1"><text:span text:style-name="T1">Sln_Tx: Slave Anzahl Byte</text:span></text:p>
        </draw:rect>
        <draw:connector draw:style-name="gr4" draw:text-style-name="P3" draw:layer="layout" draw:type="line" svg:x1="11.9cm" svg:y1="7.95cm" svg:x2="10.2cm" svg:y2="6.95cm" draw:start-shape="id30" draw:start-glue-point="3" svg:d="M11900 7950l-1700-1000">
          <text:p/>
        </draw:connector>
        <draw:connector draw:style-name="gr4" draw:text-style-name="P4" draw:layer="layout" draw:type="line" svg:x1="16.8cm" svg:y1="7.95cm" svg:x2="13.1cm" svg:y2="7.95cm" draw:start-shape="id28" draw:end-shape="id30" draw:end-glue-point="1" svg:d="M16800 7950h-3700">
          <text:p/>
        </draw:connector>
        <draw:rect draw:style-name="gr3" draw:text-style-name="P2" xml:id="id30" draw:id="id30" draw:layer="layout" svg:width="1.2cm" svg:height="1.1cm" svg:x="11.9cm" svg:y="7.4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28" draw:id="id28" draw:layer="layout" svg:width="1.2cm" svg:height="1.1cm" svg:x="16.8cm" svg:y="7.4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8cm" svg:height="1.1cm" svg:x="13.5cm" svg:y="7.5cm">
          <text:p text:style-name="P1"><text:span text:style-name="T1">Slave-&gt;Master</text:span><text:span text:style-name="T1"><text:line-break/></text:span><text:span text:style-name="T1"> Sync NACK</text:span></text:p>
          <text:p text:style-name="P1"><text:span text:style-name="T1"><text:s/></text:span><text:span text:style-name="T1">Msg</text:span></text:p>
        </draw:rect>
      </draw:page>
      <draw:page draw:name="page2" draw:style-name="dp1" draw:master-page-name="Default">
        <draw:rect draw:style-name="gr1" draw:text-style-name="P2" draw:layer="layout" svg:width="11.4cm" svg:height="18.1cm" svg:x="2.1cm" svg:y="1.6cm">
          <text:p text:style-name="P1"><text:span text:style-name="T1">Master</text:span></text:p>
        </draw:rect>
        <draw:rect draw:style-name="gr1" draw:text-style-name="P2" draw:layer="layout" svg:width="11.5cm" svg:height="18.1cm" svg:x="16.4cm" svg:y="1.6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.1cm" svg:x="11.4cm" svg:y="1.6cm">
          <text:p text:style-name="P1"><text:span text:style-name="T1"><text:s text:c="21"/></text:span><text:span text:style-name="T1">I2C</text:span></text:p>
        </draw:rect>
        <draw:rect draw:style-name="gr3" draw:text-style-name="P2" xml:id="id31" draw:id="id31" draw:layer="layout" svg:width="3.3cm" svg:height="1.7cm" svg:x="3.9cm" svg:y="4.301cm">
          <text:p text:style-name="P1"><text:span text:style-name="T1">Data:</text:span></text:p>
          <text:p text:style-name="P1"><text:span text:style-name="T1">(n_Tx,max_Rx)</text:span></text:p>
          <text:p text:style-name="P1"><text:span text:style-name="T1">Load MaTxData</text:span></text:p>
        </draw:rect>
        <draw:rect draw:style-name="gr3" draw:text-style-name="P2" xml:id="id32" draw:id="id32" draw:layer="layout" svg:width="2cm" svg:height="0.5cm" svg:x="8.9cm" svg:y="4.301cm">
          <text:p text:style-name="P1"><text:span text:style-name="T1">TxBuf</text:span></text:p>
        </draw:rect>
        <draw:rect draw:style-name="gr3" draw:text-style-name="P2" xml:id="id33" draw:id="id33" draw:layer="layout" svg:width="2cm" svg:height="0.5cm" svg:x="18.9cm" svg:y="4.301cm">
          <text:p text:style-name="P1"><text:span text:style-name="T1">AM</text:span></text:p>
        </draw:rect>
        <draw:rect draw:style-name="gr3" draw:text-style-name="P2" draw:layer="layout" svg:width="3.4cm" svg:height="0.7cm" svg:x="2.5cm" svg:y="2.7cm">
          <text:p text:style-name="P1"><text:span text:style-name="T1">Data Rx &amp; Tx (1)</text:span></text:p>
        </draw:rect>
        <draw:rect draw:style-name="gr3" draw:text-style-name="P2" xml:id="id34" draw:id="id34" draw:layer="layout" svg:width="3.7cm" svg:height="1.9cm" svg:x="22.9cm" svg:y="4.301cm">
          <text:p text:style-name="P1"><text:span text:style-name="T1">Data:</text:span></text:p>
          <text:p text:style-name="P1"><text:span text:style-name="T1">ComStartRx</text:span></text:p>
          <text:p text:style-name="P1"><text:span text:style-name="T1"/></text:p>
          <text:p text:style-name="P1"><text:span text:style-name="T1"/></text:p>
        </draw:rect>
        <draw:connector draw:style-name="gr4" draw:text-style-name="P3" draw:layer="layout" draw:type="line" svg:x1="3.95cm" svg:y1="3.4cm" svg:x2="5.55cm" svg:y2="4.301cm" draw:end-shape="id31" draw:end-glue-point="0" svg:d="M3950 3400l1600 901">
          <text:p/>
        </draw:connector>
        <draw:connector draw:style-name="gr4" draw:text-style-name="P3" draw:layer="layout" draw:type="line" svg:x1="7.2cm" svg:y1="5.151cm" svg:x2="8.9cm" svg:y2="4.551cm" draw:start-shape="id31" draw:start-glue-point="1" draw:end-shape="id32" draw:end-glue-point="3" svg:d="M7200 5151l1700-600">
          <text:p/>
        </draw:connector>
        <draw:connector draw:style-name="gr4" draw:text-style-name="P4" draw:layer="layout" draw:type="line" svg:x1="13cm" svg:y1="4.551cm" svg:x2="16.7cm" svg:y2="4.551cm" svg:d="M13000 4551h3700">
          <text:p/>
        </draw:connector>
        <draw:connector draw:style-name="gr4" draw:text-style-name="P3" draw:layer="layout" draw:type="line" svg:x1="20.9cm" svg:y1="4.551cm" svg:x2="22.9cm" svg:y2="5.251cm" draw:start-shape="id33" draw:start-glue-point="1" draw:end-shape="id34" draw:end-glue-point="3" svg:d="M20900 4551l2000 700">
          <text:p/>
        </draw:connector>
        <draw:connector draw:style-name="gr4" draw:text-style-name="P4" draw:layer="layout" draw:type="line" svg:x1="10.9cm" svg:y1="4.551cm" svg:x2="11.8cm" svg:y2="4.551cm" draw:start-shape="id32" draw:start-glue-point="1" svg:d="M10900 4551h900">
          <text:p/>
        </draw:connector>
        <draw:connector draw:style-name="gr4" draw:text-style-name="P4" draw:layer="layout" draw:type="line" svg:x1="17.9cm" svg:y1="4.551cm" svg:x2="18.9cm" svg:y2="4.551cm" draw:end-shape="id33" draw:end-glue-point="3" svg:d="M17900 4551h1000">
          <text:p/>
        </draw:connector>
        <draw:rect draw:style-name="gr3" draw:text-style-name="P2" xml:id="id35" draw:id="id35" draw:layer="layout" svg:width="2.3cm" svg:height="0.5cm" svg:x="23.3cm" svg:y="2.701cm">
          <text:p text:style-name="P1"><text:span text:style-name="T1">Wait</text:span></text:p>
        </draw:rect>
        <draw:connector draw:style-name="gr4" draw:text-style-name="P3" draw:layer="layout" draw:type="line" svg:x1="24.45cm" svg:y1="3.201cm" svg:x2="24.45cm" svg:y2="4.301cm" draw:start-shape="id35" draw:start-glue-point="2" svg:d="M24450 3201v1100">
          <text:p/>
        </draw:connector>
        <draw:rect draw:style-name="gr3" draw:text-style-name="P2" xml:id="id49" draw:id="id49" draw:layer="layout" svg:width="2cm" svg:height="0.5cm" svg:x="19.7cm" svg:y="5.6cm">
          <text:p text:style-name="P1"><text:span text:style-name="T1">RxBuf</text:span></text:p>
        </draw:rect>
        <draw:rect draw:style-name="gr3" draw:text-style-name="P2" draw:layer="layout" svg:width="1.2cm" svg:height="1.1cm" svg:x="11.8cm" svg:y="4.00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4.001cm">
          <text:p text:style-name="P1"><text:span text:style-name="T1">Master-&gt;Slave</text:span><text:span text:style-name="T1"><text:line-break/></text:span><text:span text:style-name="T1"> Data Msg</text:span></text:p>
        </draw:rect>
        <draw:rect draw:style-name="gr3" draw:text-style-name="P2" draw:layer="layout" svg:width="1.2cm" svg:height="1.1cm" svg:x="16.7cm" svg:y="4.001cm">
          <text:p text:style-name="P1"><text:span text:style-name="T1">adr &amp; </text:span><text:span text:style-name="T1"><text:line-break/></text:span><text:span text:style-name="T1">data</text:span></text:p>
        </draw:rect>
        <draw:custom-shape draw:style-name="gr6" draw:text-style-name="P5" xml:id="id37" draw:id="id37" draw:layer="layout" svg:width="2cm" svg:height="1.5cm" svg:x="4.6cm" svg:y="9.2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24.75cm" svg:y1="6.201cm" svg:x2="24.801cm" svg:y2="6.998cm" draw:start-shape="id34" draw:start-glue-point="2" draw:end-shape="id36" draw:end-glue-point="4" svg:d="M24750 6201l51 797">
          <text:p/>
        </draw:connector>
        <draw:custom-shape draw:style-name="gr6" draw:text-style-name="P5" xml:id="id36" draw:id="id36" draw:layer="layout" svg:width="2cm" svg:height="1.5cm" svg:x="23.801cm" svg:y="6.998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20.1cm" svg:y="8.4cm">
          <text:p text:style-name="P1"><text:span text:style-name="T1">Ja</text:span></text:p>
        </draw:rect>
        <draw:rect draw:style-name="gr5" draw:text-style-name="P2" draw:layer="layout" svg:width="1.2cm" svg:height="0.7cm" svg:x="23.9cm" svg:y="10.7cm">
          <text:p text:style-name="P1"><text:span text:style-name="T1">Ja</text:span></text:p>
        </draw:rect>
        <draw:rect draw:style-name="gr5" draw:text-style-name="P2" draw:layer="layout" svg:width="1.2cm" svg:height="0.7cm" svg:x="25.9cm" svg:y="7.2cm">
          <text:p text:style-name="P1"><text:span text:style-name="T1">Nein</text:span></text:p>
        </draw:rect>
        <draw:connector draw:style-name="gr7" draw:text-style-name="P3" draw:layer="layout" draw:line-skew="1.098cm" svg:x1="25.801cm" svg:y1="7.748cm" svg:x2="24.45cm" svg:y2="2.701cm" draw:start-shape="id36" draw:start-glue-point="7" draw:end-shape="id35" draw:end-glue-point="0" svg:d="M25801 7748h1600v-5548h-2951v501">
          <text:p/>
        </draw:connector>
        <draw:connector draw:style-name="gr7" draw:text-style-name="P3" draw:layer="layout" svg:x1="4.6cm" svg:y1="9.95cm" svg:x2="3.9cm" svg:y2="5.151cm" draw:start-shape="id37" draw:start-glue-point="5" draw:end-shape="id31" draw:end-glue-point="3" svg:d="M4600 9950h-1201v-4799h501">
          <text:p/>
        </draw:connector>
        <draw:rect draw:style-name="gr5" draw:text-style-name="P2" draw:layer="layout" svg:width="1.2cm" svg:height="0.7cm" svg:x="3.1cm" svg:y="9.4cm">
          <text:p text:style-name="P1"><text:span text:style-name="T1">Nein</text:span></text:p>
        </draw:rect>
        <draw:rect draw:style-name="gr5" draw:text-style-name="P2" draw:layer="layout" svg:width="2cm" svg:height="0.999cm" svg:x="7cm" svg:y="11.5cm">
          <text:p text:style-name="P1"><text:span text:style-name="T1">Timeout(10ms) ||</text:span></text:p>
          <text:p text:style-name="P1"><text:span text:style-name="T1">NACK</text:span></text:p>
        </draw:rect>
        <draw:rect draw:style-name="gr3" draw:text-style-name="P2" xml:id="id40" draw:id="id40" draw:layer="layout" svg:width="2.3cm" svg:height="0.5cm" svg:x="8.2cm" svg:y="12.5cm">
          <text:p text:style-name="P1"><text:span text:style-name="T1">ComStart</text:span></text:p>
        </draw:rect>
        <draw:rect draw:style-name="gr3" draw:text-style-name="P2" xml:id="id38" draw:id="id38" draw:layer="layout" svg:width="2.6cm" svg:height="1cm" svg:x="4.3cm" svg:y="7.2cm">
          <text:p text:style-name="P1"><text:span text:style-name="T1">Wait 250us</text:span></text:p>
        </draw:rect>
        <draw:connector draw:style-name="gr4" draw:text-style-name="P3" draw:layer="layout" draw:type="line" svg:x1="5.55cm" svg:y1="6.001cm" svg:x2="5.6cm" svg:y2="7.2cm" draw:start-shape="id31" draw:start-glue-point="2" draw:end-shape="id38" draw:end-glue-point="0" svg:d="M5550 6001l50 1199">
          <text:p/>
        </draw:connector>
        <draw:connector draw:style-name="gr4" draw:text-style-name="P3" draw:layer="layout" draw:type="line" svg:x1="5.6cm" svg:y1="8.2cm" svg:x2="5.6cm" svg:y2="9.2cm" draw:start-shape="id38" draw:start-glue-point="2" draw:end-shape="id37" draw:end-glue-point="4" svg:d="M5600 8200v1000">
          <text:p/>
        </draw:connector>
        <draw:connector draw:style-name="gr4" draw:text-style-name="P3" draw:layer="layout" draw:type="line" svg:x1="6.9cm" svg:y1="11.9cm" svg:x2="9.35cm" svg:y2="12.5cm" draw:start-shape="id39" draw:start-glue-point="1" draw:end-shape="id40" draw:end-glue-point="0" svg:d="M6900 11900l2450 600">
          <text:p/>
        </draw:connector>
        <draw:rect draw:style-name="gr3" draw:text-style-name="P2" xml:id="id41" draw:id="id41" draw:layer="layout" svg:width="2.3cm" svg:height="0.5cm" svg:x="18.7cm" svg:y="2.701cm">
          <text:p text:style-name="P1"><text:span text:style-name="T1">ComStart</text:span></text:p>
        </draw:rect>
        <draw:rect draw:style-name="gr5" draw:text-style-name="P2" draw:layer="layout" svg:width="1.9cm" svg:height="1cm" svg:x="21.3cm" svg:y="2.401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3" draw:layer="layout" draw:type="line" svg:x1="23.3cm" svg:y1="2.951cm" svg:x2="21cm" svg:y2="2.951cm" draw:start-shape="id35" draw:start-glue-point="3" draw:end-shape="id41" svg:d="M23300 2951h-2300">
          <text:p/>
        </draw:connector>
        <draw:connector draw:style-name="gr4" draw:text-style-name="P3" draw:layer="layout" draw:type="line" svg:x1="5.6cm" svg:y1="12.4cm" svg:x2="5.65cm" svg:y2="14.101cm" draw:start-shape="id39" draw:start-glue-point="2" svg:d="M5600 12400l50 1701">
          <text:p/>
        </draw:connector>
        <draw:connector draw:style-name="gr4" draw:text-style-name="P4" draw:layer="layout" draw:type="line" svg:x1="16.7cm" svg:y1="11.25cm" svg:x2="13cm" svg:y2="11.25cm" draw:start-shape="id42" draw:start-glue-point="3" draw:end-shape="id43" draw:end-glue-point="1" svg:d="M16700 11250h-3700">
          <text:p/>
        </draw:connector>
        <draw:rect draw:style-name="gr3" draw:text-style-name="P2" xml:id="id43" draw:id="id43" draw:layer="layout" svg:width="1.2cm" svg:height="1.1cm" svg:x="11.8cm" svg:y="10.7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0.7cm">
          <text:p text:style-name="P1"><text:span text:style-name="T1">Slave-&gt;Master</text:span><text:span text:style-name="T1"><text:line-break/></text:span><text:span text:style-name="T1"> DataMsg </text:span><text:span text:style-name="T1"><text:line-break/></text:span><text:span text:style-name="T1">NACK Msg</text:span></text:p>
        </draw:rect>
        <draw:rect draw:style-name="gr3" draw:text-style-name="P2" xml:id="id42" draw:id="id42" draw:layer="layout" svg:width="1.2cm" svg:height="1.1cm" svg:x="16.7cm" svg:y="10.7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23.8cm" svg:y1="9.95cm" svg:x2="17.9cm" svg:y2="11.25cm" draw:start-shape="id44" draw:start-glue-point="5" draw:end-shape="id42" draw:end-glue-point="1" svg:d="M23800 9950l-5900 1300">
          <text:p/>
        </draw:connector>
        <draw:connector draw:style-name="gr7" draw:text-style-name="P3" draw:layer="layout" svg:x1="24.801cm" svg:y1="8.498cm" svg:x2="24.8cm" svg:y2="9.2cm" draw:start-shape="id36" draw:start-glue-point="6" draw:end-shape="id44" draw:end-glue-point="4" svg:d="M24801 8498v352h-1v350">
          <text:p/>
        </draw:connector>
        <draw:rect draw:style-name="gr5" draw:text-style-name="P2" draw:layer="layout" svg:width="1.2cm" svg:height="0.7cm" svg:x="5.5cm" svg:y="13cm">
          <text:p text:style-name="P1"><text:span text:style-name="T1">Ja</text:span></text:p>
        </draw:rect>
        <draw:custom-shape draw:style-name="gr6" draw:text-style-name="P5" xml:id="id44" draw:id="id44" draw:layer="layout" svg:width="2cm" svg:height="1.5cm" svg:x="23.8cm" svg:y="9.2cm">
          <text:p text:style-name="P3"><text:span text:style-name="T2">Chksum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24.8cm" svg:y1="10.7cm" svg:x2="24.8cm" svg:y2="14.8cm" draw:start-shape="id44" draw:start-glue-point="6" draw:end-shape="id45" draw:end-glue-point="0" svg:d="M24800 10700v4100">
          <text:p/>
        </draw:connector>
        <draw:connector draw:style-name="gr4" draw:text-style-name="P4" draw:layer="layout" draw:type="line" svg:x1="16.7cm" svg:y1="9.55cm" svg:x2="13cm" svg:y2="9.55cm" draw:start-shape="id46" draw:start-glue-point="3" draw:end-shape="id47" draw:end-glue-point="1" svg:d="M16700 9550h-3700">
          <text:p/>
        </draw:connector>
        <draw:rect draw:style-name="gr3" draw:text-style-name="P2" xml:id="id47" draw:id="id47" draw:layer="layout" svg:width="1.2cm" svg:height="1.1cm" svg:x="11.8cm" svg:y="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9cm">
          <text:p text:style-name="P1"><text:span text:style-name="T1">Slave-&gt;Master</text:span><text:span text:style-name="T1"><text:line-break/></text:span><text:span text:style-name="T1"> DataMsg </text:span><text:span text:style-name="T1"><text:line-break/></text:span><text:span text:style-name="T1">Ack Msg</text:span></text:p>
        </draw:rect>
        <draw:rect draw:style-name="gr3" draw:text-style-name="P2" xml:id="id46" draw:id="id46" draw:layer="layout" svg:width="1.2cm" svg:height="1.1cm" svg:x="16.7cm" svg:y="9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23.8cm" svg:y1="9.95cm" svg:x2="17.9cm" svg:y2="9.55cm" draw:start-shape="id44" draw:end-shape="id46" draw:end-glue-point="1" svg:d="M23800 9950l-5900-400">
          <text:p/>
        </draw:connector>
        <draw:rect draw:style-name="gr5" draw:text-style-name="P2" draw:layer="layout" svg:width="1.2cm" svg:height="0.7cm" svg:x="20cm" svg:y="10cm">
          <text:p text:style-name="P1"><text:span text:style-name="T1">Nein</text:span></text:p>
        </draw:rect>
        <draw:rect draw:style-name="gr3" draw:text-style-name="P2" xml:id="id48" draw:id="id48" draw:layer="layout" svg:width="2cm" svg:height="0.5cm" svg:x="8.5cm" svg:y="9.8cm">
          <text:p text:style-name="P1"><text:span text:style-name="T1">AM</text:span></text:p>
        </draw:rect>
        <draw:connector draw:style-name="gr4" draw:text-style-name="P4" draw:layer="layout" draw:type="line" svg:x1="8.5cm" svg:y1="10.05cm" svg:x2="6.9cm" svg:y2="11.9cm" draw:start-shape="id48" draw:start-glue-point="3" draw:end-shape="id39" draw:end-glue-point="1" svg:d="M8500 10050l-1600 1850">
          <text:p/>
        </draw:connector>
        <draw:connector draw:style-name="gr4" draw:text-style-name="P4" draw:layer="layout" draw:type="line" svg:x1="11.8cm" svg:y1="11.25cm" svg:x2="10.5cm" svg:y2="10.05cm" draw:start-shape="id43" draw:start-glue-point="3" draw:end-shape="id48" svg:d="M11800 11250l-1300-1200">
          <text:p/>
        </draw:connector>
        <draw:connector draw:style-name="gr4" draw:text-style-name="P4" draw:layer="layout" draw:type="line" svg:x1="11.8cm" svg:y1="9.55cm" svg:x2="10.5cm" svg:y2="10.05cm" draw:start-shape="id47" draw:start-glue-point="3" draw:end-shape="id48" draw:end-glue-point="1" svg:d="M11800 9550l-1300 500">
          <text:p/>
        </draw:connector>
        <draw:connector draw:style-name="gr4" draw:text-style-name="P4" draw:layer="layout" draw:type="line" svg:x1="22.9cm" svg:y1="5.251cm" svg:x2="21.7cm" svg:y2="5.85cm" draw:start-shape="id34" draw:start-glue-point="3" draw:end-shape="id49" draw:end-glue-point="1" svg:d="M22900 5251l-1200 599">
          <text:p/>
        </draw:connector>
        <draw:rect draw:style-name="gr3" draw:text-style-name="P2" draw:layer="layout" svg:width="3.4cm" svg:height="0.7cm" svg:x="3.9cm" svg:y="14.1cm">
          <text:p text:style-name="P1"><text:span text:style-name="T1">Data Rx &amp; Tx (2)</text:span></text:p>
        </draw:rect>
        <draw:rect draw:style-name="gr3" draw:text-style-name="P2" xml:id="id45" draw:id="id45" draw:layer="layout" svg:width="3.4cm" svg:height="0.7cm" svg:x="23.1cm" svg:y="14.8cm">
          <text:p text:style-name="P1"><text:span text:style-name="T1">Data Rx &amp; Tx (2)</text:span></text:p>
        </draw:rect>
        <draw:rect draw:style-name="gr8" draw:text-style-name="P2" draw:layer="layout" svg:width="5.9cm" svg:height="2.5cm" svg:x="11.9cm" svg:y="14.7cm">
          <text:p text:style-name="P1"><text:span text:style-name="T1">Man_Tx: Master Anzahl Byte</text:span></text:p>
          <text:p text:style-name="P1"><text:span text:style-name="T1">MaTxData: Master Tx Data</text:span></text:p>
          <text:p text:style-name="P1"><text:span text:style-name="T1">Sln_Tx: Slave Anzahl Byte</text:span></text:p>
          <text:p text:style-name="P1"><text:span text:style-name="T1">SlnTxData: Slave Tx Data</text:span></text:p>
          <text:p text:style-name="P1"><text:span text:style-name="T1"/></text:p>
        </draw:rect>
        <draw:rect draw:style-name="gr3" draw:text-style-name="P2" xml:id="id39" draw:id="id39" draw:layer="layout" svg:width="2.6cm" svg:height="1cm" svg:x="4.3cm" svg:y="11.4cm">
          <text:p text:style-name="P1"><text:span text:style-name="T1">Wait</text:span></text:p>
        </draw:rect>
        <draw:connector draw:style-name="gr4" draw:text-style-name="P3" draw:layer="layout" draw:type="line" svg:x1="5.545cm" svg:y1="10.7cm" svg:x2="5.6cm" svg:y2="11.4cm" draw:end-shape="id39" draw:end-glue-point="0" svg:d="M5545 10700l55 700">
          <text:p/>
        </draw:connector>
      </draw:page>
      <draw:page draw:name="page3" draw:style-name="dp1" draw:master-page-name="Default">
        <draw:rect draw:style-name="gr1" draw:text-style-name="P2" draw:layer="layout" svg:width="11.4cm" svg:height="18.1cm" svg:x="2.1cm" svg:y="1.6cm">
          <text:p text:style-name="P1"><text:span text:style-name="T1">Master</text:span></text:p>
        </draw:rect>
        <draw:rect draw:style-name="gr1" draw:text-style-name="P2" draw:layer="layout" svg:width="11.5cm" svg:height="18.1cm" svg:x="16.4cm" svg:y="1.6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.1cm" svg:x="11.4cm" svg:y="1.6cm">
          <text:p text:style-name="P1"><text:span text:style-name="T1"><text:s text:c="21"/></text:span><text:span text:style-name="T1">I2C</text:span></text:p>
        </draw:rect>
        <draw:rect draw:style-name="gr3" draw:text-style-name="P2" draw:layer="layout" svg:width="3.4cm" svg:height="0.6cm" svg:x="2.576cm" svg:y="2.423cm">
          <text:p text:style-name="P1"><text:span text:style-name="T1">Data Rx &amp; Tx (2)</text:span></text:p>
        </draw:rect>
        <draw:connector draw:style-name="gr4" draw:text-style-name="P3" draw:layer="layout" draw:type="line" svg:x1="4.276cm" svg:y1="3.023cm" svg:x2="5.15cm" svg:y2="6.001cm" draw:end-shape="id50" draw:end-glue-point="0" svg:d="M4276 3023l874 2978">
          <text:p/>
        </draw:connector>
        <draw:rect draw:style-name="gr3" draw:text-style-name="P2" xml:id="id52" draw:id="id52" draw:layer="layout" svg:width="2.3cm" svg:height="0.9cm" svg:x="22.6cm" svg:y="4.1cm">
          <text:p text:style-name="P1"><text:span text:style-name="T1">Wait 250us</text:span></text:p>
        </draw:rect>
        <draw:connector draw:style-name="gr7" draw:text-style-name="P3" draw:layer="layout" svg:x1="23.7cm" svg:y1="2.9cm" svg:x2="23.75cm" svg:y2="4.1cm" draw:start-shape="id51" draw:start-glue-point="2" draw:end-shape="id52" draw:end-glue-point="0" svg:d="M23700 2900v600h50v600">
          <text:p/>
        </draw:connector>
        <draw:rect draw:style-name="gr3" draw:text-style-name="P2" xml:id="id53" draw:id="id53" draw:layer="layout" svg:width="3.3cm" svg:height="1.7cm" svg:x="22.1cm" svg:y="5.9cm">
          <text:p text:style-name="P1"><text:span text:style-name="T1">Data</text:span></text:p>
          <text:p text:style-name="P1"><text:span text:style-name="T1">(n_Tx,max_Rx)</text:span></text:p>
          <text:p text:style-name="P1"><text:span text:style-name="T1">Load SlTxData</text:span></text:p>
        </draw:rect>
        <draw:rect draw:style-name="gr3" draw:text-style-name="P2" xml:id="id54" draw:id="id54" draw:layer="layout" svg:width="2cm" svg:height="0.5cm" svg:x="19.1cm" svg:y="5.7cm">
          <text:p text:style-name="P1"><text:span text:style-name="T1">TxBuf</text:span></text:p>
        </draw:rect>
        <draw:connector draw:style-name="gr4" draw:text-style-name="P3" draw:layer="layout" draw:type="line" svg:x1="22.1cm" svg:y1="6.75cm" svg:x2="21.1cm" svg:y2="5.95cm" draw:start-shape="id53" draw:start-glue-point="3" draw:end-shape="id54" draw:end-glue-point="1" svg:d="M22100 6750l-1000-800">
          <text:p/>
        </draw:connector>
        <draw:connector draw:style-name="gr4" draw:text-style-name="P4" draw:layer="layout" draw:type="line" svg:x1="19.1cm" svg:y1="5.95cm" svg:x2="17.9cm" svg:y2="5.95cm" draw:start-shape="id54" draw:start-glue-point="3" draw:end-shape="id55" draw:end-glue-point="1" svg:d="M19100 5950h-1200">
          <text:p/>
        </draw:connector>
        <draw:custom-shape draw:style-name="gr6" draw:text-style-name="P5" xml:id="id56" draw:id="id56" draw:layer="layout" svg:width="2cm" svg:height="1.5cm" svg:x="22.8cm" svg:y="10.5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24.8cm" svg:y1="11.25cm" svg:x2="25.4cm" svg:y2="6.75cm" draw:start-shape="id56" draw:start-glue-point="7" draw:end-shape="id53" draw:end-glue-point="1" svg:d="M24800 11250h1101v-4500h-501">
          <text:p/>
        </draw:connector>
        <draw:rect draw:style-name="gr5" draw:text-style-name="P2" draw:layer="layout" svg:width="1.2cm" svg:height="0.7cm" svg:x="24.9cm" svg:y="10.8cm">
          <text:p text:style-name="P1"><text:span text:style-name="T1">Nein</text:span></text:p>
        </draw:rect>
        <draw:rect draw:style-name="gr5" draw:text-style-name="P2" draw:layer="layout" svg:width="2cm" svg:height="1.4cm" svg:x="20.1cm" svg:y="14cm">
          <text:p text:style-name="P1"><text:span text:style-name="T1">Timeout</text:span></text:p>
          <text:p text:style-name="P1"><text:span text:style-name="T1">(10ms) ||</text:span></text:p>
          <text:p text:style-name="P1"><text:span text:style-name="T1">NACK</text:span></text:p>
        </draw:rect>
        <draw:rect draw:style-name="gr3" draw:text-style-name="P2" xml:id="id59" draw:id="id59" draw:layer="layout" svg:width="2.3cm" svg:height="0.5cm" svg:x="19.5cm" svg:y="15.6cm">
          <text:p text:style-name="P1"><text:span text:style-name="T1">ComStart</text:span></text:p>
        </draw:rect>
        <draw:rect draw:style-name="gr3" draw:text-style-name="P2" xml:id="id57" draw:id="id57" draw:layer="layout" svg:width="2.6cm" svg:height="1cm" svg:x="22.5cm" svg:y="8.5cm">
          <text:p text:style-name="P1"><text:span text:style-name="T1">Wait 250us</text:span></text:p>
        </draw:rect>
        <draw:connector draw:style-name="gr4" draw:text-style-name="P3" draw:layer="layout" draw:type="line" svg:x1="23.75cm" svg:y1="7.6cm" svg:x2="23.8cm" svg:y2="8.5cm" draw:start-shape="id53" draw:start-glue-point="2" draw:end-shape="id57" draw:end-glue-point="0" svg:d="M23750 7600l50 900">
          <text:p/>
        </draw:connector>
        <draw:connector draw:style-name="gr4" draw:text-style-name="P3" draw:layer="layout" draw:type="line" svg:x1="23.8cm" svg:y1="9.5cm" svg:x2="23.8cm" svg:y2="10.5cm" draw:start-shape="id57" draw:start-glue-point="2" draw:end-shape="id56" draw:end-glue-point="4" svg:d="M23800 9500v1000">
          <text:p/>
        </draw:connector>
        <draw:connector draw:style-name="gr4" draw:text-style-name="P3" draw:layer="layout" draw:type="line" svg:x1="22.5cm" svg:y1="14.9cm" svg:x2="20.65cm" svg:y2="15.6cm" draw:start-shape="id58" draw:start-glue-point="3" draw:end-shape="id59" draw:end-glue-point="0" svg:d="M22500 14900l-1850 700">
          <text:p/>
        </draw:connector>
        <draw:rect draw:style-name="gr3" draw:text-style-name="P2" xml:id="id60" draw:id="id60" draw:layer="layout" svg:width="2cm" svg:height="0.5cm" svg:x="8.3cm" svg:y="5.7cm">
          <text:p text:style-name="P1"><text:span text:style-name="T1">AM</text:span></text:p>
        </draw:rect>
        <draw:rect draw:style-name="gr3" draw:text-style-name="P2" xml:id="id61" draw:id="id61" draw:layer="layout" svg:width="3.7cm" svg:height="1.9cm" svg:x="3.6cm" svg:y="7.601cm">
          <text:p text:style-name="P1"><text:span text:style-name="T1">Data:</text:span></text:p>
          <text:p text:style-name="P1"><text:span text:style-name="T1">ComStartRx</text:span></text:p>
          <text:p text:style-name="P1"><text:span text:style-name="T1">(Sln_Tx,max_Rx)</text:span></text:p>
          <text:p text:style-name="P1"><text:span text:style-name="T1"/></text:p>
        </draw:rect>
        <draw:connector draw:style-name="gr4" draw:text-style-name="P3" draw:layer="layout" draw:type="line" svg:x1="8.3cm" svg:y1="5.95cm" svg:x2="6.3cm" svg:y2="6.251cm" draw:start-shape="id60" draw:start-glue-point="3" draw:end-shape="id50" draw:end-glue-point="1" svg:d="M8300 5950l-2000 301">
          <text:p/>
        </draw:connector>
        <draw:rect draw:style-name="gr3" draw:text-style-name="P2" xml:id="id50" draw:id="id50" draw:layer="layout" svg:width="2.3cm" svg:height="0.5cm" svg:x="4cm" svg:y="6.001cm">
          <text:p text:style-name="P1"><text:span text:style-name="T1">Wait</text:span></text:p>
        </draw:rect>
        <draw:connector draw:style-name="gr4" draw:text-style-name="P3" draw:layer="layout" draw:type="line" svg:x1="5.15cm" svg:y1="6.501cm" svg:x2="5.15cm" svg:y2="7.601cm" draw:start-shape="id50" draw:start-glue-point="2" svg:d="M5150 6501v1100">
          <text:p/>
        </draw:connector>
        <draw:rect draw:style-name="gr3" draw:text-style-name="P2" xml:id="id62" draw:id="id62" draw:layer="layout" svg:width="2cm" svg:height="0.5cm" svg:x="8cm" svg:y="8.9cm">
          <text:p text:style-name="P1"><text:span text:style-name="T1">RxBuf</text:span></text:p>
        </draw:rect>
        <draw:connector draw:style-name="gr4" draw:text-style-name="P4" draw:layer="layout" draw:type="line" svg:x1="7.3cm" svg:y1="8.551cm" svg:x2="8cm" svg:y2="9.15cm" draw:start-shape="id61" draw:start-glue-point="1" draw:end-shape="id62" draw:end-glue-point="3" svg:d="M7300 8551l700 599">
          <text:p/>
        </draw:connector>
        <draw:connector draw:style-name="gr4" draw:text-style-name="P3" draw:layer="layout" draw:type="line" svg:x1="5.45cm" svg:y1="9.501cm" svg:x2="5.501cm" svg:y2="10.298cm" draw:start-shape="id61" draw:start-glue-point="2" draw:end-shape="id63" draw:end-glue-point="4" svg:d="M5450 9501l51 797">
          <text:p/>
        </draw:connector>
        <draw:custom-shape draw:style-name="gr6" draw:text-style-name="P5" xml:id="id63" draw:id="id63" draw:layer="layout" svg:width="2cm" svg:height="1.5cm" svg:x="4.501cm" svg:y="10.298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8.9cm" svg:y="11.9cm">
          <text:p text:style-name="P1"><text:span text:style-name="T1">Ja</text:span></text:p>
        </draw:rect>
        <draw:rect draw:style-name="gr5" draw:text-style-name="P2" draw:layer="layout" svg:width="1.2cm" svg:height="0.7cm" svg:x="4.9cm" svg:y="11.9cm">
          <text:p text:style-name="P1"><text:span text:style-name="T1">Ja</text:span></text:p>
        </draw:rect>
        <draw:rect draw:style-name="gr5" draw:text-style-name="P2" draw:layer="layout" svg:width="1.2cm" svg:height="0.7cm" svg:x="2.6cm" svg:y="10.5cm">
          <text:p text:style-name="P1"><text:span text:style-name="T1">Nein</text:span></text:p>
        </draw:rect>
        <draw:connector draw:style-name="gr7" draw:text-style-name="P3" draw:layer="layout" draw:line-skew="-0.899cm" svg:x1="4.501cm" svg:y1="11.048cm" svg:x2="5.15cm" svg:y2="6.001cm" draw:start-shape="id63" draw:start-glue-point="5" draw:end-shape="id50" draw:end-glue-point="0" svg:d="M4501 11048h-1901v-5548h2550v501">
          <text:p/>
        </draw:connector>
        <draw:rect draw:style-name="gr3" draw:text-style-name="P2" xml:id="id64" draw:id="id64" draw:layer="layout" svg:width="2.3cm" svg:height="0.5cm" svg:x="8.2cm" svg:y="7.1cm">
          <text:p text:style-name="P1"><text:span text:style-name="T1">ComStart</text:span></text:p>
        </draw:rect>
        <draw:rect draw:style-name="gr5" draw:text-style-name="P2" draw:layer="layout" svg:width="1.9cm" svg:height="1cm" svg:x="6.4cm" svg:y="6.5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3" draw:layer="layout" draw:type="line" svg:x1="6.3cm" svg:y1="6.251cm" svg:x2="8.2cm" svg:y2="7.35cm" draw:start-shape="id50" draw:start-glue-point="1" draw:end-shape="id64" svg:d="M6300 6251l1900 1099">
          <text:p/>
        </draw:connector>
        <draw:connector draw:style-name="gr7" draw:text-style-name="P3" draw:layer="layout" svg:x1="5.5cm" svg:y1="14.1cm" svg:x2="5.45cm" svg:y2="14.799cm" draw:start-shape="id65" draw:start-glue-point="6" draw:end-shape="id66" draw:end-glue-point="0" svg:d="M5500 14100v350h-50v349">
          <text:p/>
        </draw:connector>
        <draw:connector draw:style-name="gr4" draw:text-style-name="P3" draw:layer="layout" draw:type="line" svg:x1="6.5cm" svg:y1="13.35cm" svg:x2="11.8cm" svg:y2="11.8cm" draw:start-shape="id65" draw:end-shape="id67" draw:end-glue-point="3" svg:d="M6500 13350l5300-1550">
          <text:p/>
        </draw:connector>
        <draw:connector draw:style-name="gr4" draw:text-style-name="P4" draw:layer="layout" draw:type="line" svg:x1="16.7cm" svg:y1="5.95cm" svg:x2="13cm" svg:y2="5.95cm" draw:start-shape="id55" draw:start-glue-point="3" draw:end-shape="id68" draw:end-glue-point="1" svg:d="M16700 5950h-3700">
          <text:p/>
        </draw:connector>
        <draw:rect draw:style-name="gr3" draw:text-style-name="P2" xml:id="id68" draw:id="id68" draw:layer="layout" svg:width="1.2cm" svg:height="1.1cm" svg:x="11.8cm" svg:y="5.4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5.4cm">
          <text:p text:style-name="P1"><text:span text:style-name="T1">Slave-&gt;Master</text:span><text:span text:style-name="T1"><text:line-break/></text:span><text:span text:style-name="T1"> Data Msg</text:span></text:p>
        </draw:rect>
        <draw:rect draw:style-name="gr3" draw:text-style-name="P2" xml:id="id55" draw:id="id55" draw:layer="layout" svg:width="1.2cm" svg:height="1.1cm" svg:x="16.7cm" svg:y="5.4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3cm" svg:y1="11.8cm" svg:x2="16.7cm" svg:y2="11.8cm" draw:start-shape="id67" draw:start-glue-point="1" draw:end-shape="id69" draw:end-glue-point="3" svg:d="M13000 11800h3700">
          <text:p/>
        </draw:connector>
        <draw:rect draw:style-name="gr3" draw:text-style-name="P2" xml:id="id67" draw:id="id67" draw:layer="layout" svg:width="1.2cm" svg:height="1.1cm" svg:x="11.8cm" svg:y="11.25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1.25cm">
          <text:p text:style-name="P1"><text:span text:style-name="T1">Master-&gt;Slave</text:span><text:span text:style-name="T1"><text:line-break/></text:span><text:span text:style-name="T1"> DataMsg </text:span><text:span text:style-name="T1"><text:line-break/></text:span><text:span text:style-name="T1">Ack Msg</text:span></text:p>
        </draw:rect>
        <draw:rect draw:style-name="gr3" draw:text-style-name="P2" xml:id="id69" draw:id="id69" draw:layer="layout" svg:width="1.2cm" svg:height="1.1cm" svg:x="16.7cm" svg:y="11.25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11.8cm" svg:y1="5.95cm" svg:x2="10.3cm" svg:y2="5.95cm" draw:start-shape="id68" draw:start-glue-point="3" draw:end-shape="id60" svg:d="M11800 5950h-1500">
          <text:p/>
        </draw:connector>
        <draw:connector draw:style-name="gr7" draw:text-style-name="P3" draw:layer="layout" svg:x1="23.75cm" svg:y1="5cm" svg:x2="23.75cm" svg:y2="5.9cm" draw:start-shape="id52" draw:start-glue-point="2" draw:end-shape="id53" draw:end-glue-point="0" svg:d="M23750 5000v900">
          <text:p/>
        </draw:connector>
        <draw:rect draw:style-name="gr3" draw:text-style-name="P2" xml:id="id70" draw:id="id70" draw:layer="layout" svg:width="1.3cm" svg:height="0.5cm" svg:x="4.8cm" svg:y="18.3cm">
          <text:p text:style-name="P1"><text:span text:style-name="T1">end</text:span></text:p>
        </draw:rect>
        <draw:rect draw:style-name="gr3" draw:text-style-name="P2" xml:id="id75" draw:id="id75" draw:layer="layout" svg:width="1.3cm" svg:height="0.5cm" svg:x="23.2cm" svg:y="18.5cm">
          <text:p text:style-name="P1"><text:span text:style-name="T1">end</text:span></text:p>
        </draw:rect>
        <draw:connector draw:style-name="gr4" draw:text-style-name="P3" draw:layer="layout" draw:type="line" svg:x1="23.8cm" svg:y1="12cm" svg:x2="23.8cm" svg:y2="14.4cm" draw:start-shape="id56" draw:start-glue-point="6" draw:end-shape="id58" draw:end-glue-point="0" svg:d="M23800 12000v2400">
          <text:p/>
        </draw:connector>
        <draw:rect draw:style-name="gr3" draw:text-style-name="P2" xml:id="id51" draw:id="id51" draw:layer="layout" svg:width="3.4cm" svg:height="0.6cm" svg:x="22cm" svg:y="2.3cm">
          <text:p text:style-name="P1"><text:span text:style-name="T1">Data Rx &amp; Tx (2)</text:span></text:p>
        </draw:rect>
        <draw:rect draw:style-name="gr3" draw:text-style-name="P2" xml:id="id66" draw:id="id66" draw:layer="layout" svg:width="3.301cm" svg:height="1.201cm" svg:x="3.8cm" svg:y="14.799cm">
          <text:p text:style-name="P1"><text:span text:style-name="T1">ComDone</text:span></text:p>
          <text:p text:style-name="P1"><text:span text:style-name="T1">Store MaRxData</text:span></text:p>
        </draw:rect>
        <draw:connector draw:style-name="gr4" draw:text-style-name="P3" draw:layer="layout" draw:type="line" svg:x1="5.45cm" svg:y1="16cm" svg:x2="5.45cm" svg:y2="18.3cm" draw:start-shape="id66" draw:start-glue-point="2" draw:end-shape="id70" draw:end-glue-point="0" svg:d="M5450 16000v2300">
          <text:p/>
        </draw:connector>
        <draw:connector draw:style-name="gr4" draw:text-style-name="P4" draw:layer="layout" draw:type="line" svg:x1="13cm" svg:y1="13.45cm" svg:x2="16.7cm" svg:y2="13.45cm" draw:start-shape="id71" draw:end-shape="id72" draw:end-glue-point="3" svg:d="M13000 13450h3700">
          <text:p/>
        </draw:connector>
        <draw:rect draw:style-name="gr3" draw:text-style-name="P2" xml:id="id71" draw:id="id71" draw:layer="layout" svg:width="1.2cm" svg:height="1.1cm" svg:x="11.8cm" svg:y="12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2.9cm">
          <text:p text:style-name="P1"><text:span text:style-name="T1">Master-&gt;Slave</text:span><text:span text:style-name="T1"><text:line-break/></text:span><text:span text:style-name="T1"> DataMsg </text:span><text:span text:style-name="T1"><text:line-break/></text:span><text:span text:style-name="T1">NACK Msg</text:span></text:p>
        </draw:rect>
        <draw:rect draw:style-name="gr3" draw:text-style-name="P2" xml:id="id72" draw:id="id72" draw:layer="layout" svg:width="1.2cm" svg:height="1.1cm" svg:x="16.7cm" svg:y="12.9cm">
          <text:p text:style-name="P1"><text:span text:style-name="T1">adr &amp; </text:span><text:span text:style-name="T1"><text:line-break/></text:span><text:span text:style-name="T1">data</text:span></text:p>
        </draw:rect>
        <draw:custom-shape draw:style-name="gr6" draw:text-style-name="P5" xml:id="id65" draw:id="id65" draw:layer="layout" svg:width="2cm" svg:height="1.5cm" svg:x="4.5cm" svg:y="12.6cm">
          <text:p text:style-name="P3"><text:span text:style-name="T2">Chksum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.501cm" svg:y1="11.798cm" svg:x2="5.5cm" svg:y2="12.6cm" draw:start-shape="id63" draw:start-glue-point="6" draw:end-shape="id65" draw:end-glue-point="4" svg:d="M5501 11798v402h-1v400">
          <text:p/>
        </draw:connector>
        <draw:connector draw:style-name="gr4" draw:text-style-name="P3" draw:layer="layout" draw:type="line" svg:x1="6.5cm" svg:y1="13.35cm" svg:x2="11.8cm" svg:y2="13.45cm" draw:start-shape="id65" draw:start-glue-point="7" draw:end-shape="id71" draw:end-glue-point="3" svg:d="M6500 13350l5300 100">
          <text:p/>
        </draw:connector>
        <draw:rect draw:style-name="gr5" draw:text-style-name="P2" draw:layer="layout" svg:width="1.2cm" svg:height="0.7cm" svg:x="9cm" svg:y="12.9cm">
          <text:p text:style-name="P1"><text:span text:style-name="T1">Nein</text:span></text:p>
        </draw:rect>
        <draw:rect draw:style-name="gr3" draw:text-style-name="P2" xml:id="id73" draw:id="id73" draw:layer="layout" svg:width="2cm" svg:height="0.5cm" svg:x="19cm" svg:y="12.4cm">
          <text:p text:style-name="P1"><text:span text:style-name="T1">AM</text:span></text:p>
        </draw:rect>
        <draw:connector draw:style-name="gr4" draw:text-style-name="P3" draw:layer="layout" draw:type="line" svg:x1="21cm" svg:y1="12.65cm" svg:x2="22.5cm" svg:y2="14.9cm" draw:start-shape="id73" draw:start-glue-point="1" draw:end-shape="id58" draw:end-glue-point="3" svg:d="M21000 12650l1500 2250">
          <text:p/>
        </draw:connector>
        <draw:connector draw:style-name="gr4" draw:text-style-name="P3" draw:layer="layout" draw:type="line" svg:x1="17.9cm" svg:y1="13.45cm" svg:x2="19cm" svg:y2="12.65cm" draw:start-shape="id72" draw:start-glue-point="1" draw:end-shape="id73" draw:end-glue-point="3" svg:d="M17900 13450l1100-800">
          <text:p/>
        </draw:connector>
        <draw:connector draw:style-name="gr4" draw:text-style-name="P3" draw:layer="layout" draw:type="line" svg:x1="17.9cm" svg:y1="11.8cm" svg:x2="19cm" svg:y2="12.65cm" draw:start-shape="id69" draw:end-shape="id73" draw:end-glue-point="3" svg:d="M17900 11800l1100 850">
          <text:p/>
        </draw:connector>
        <draw:rect draw:style-name="gr5" draw:text-style-name="P2" draw:layer="layout" svg:width="1.2cm" svg:height="0.7cm" svg:x="23.1cm" svg:y="13.4cm">
          <text:p text:style-name="P1"><text:span text:style-name="T1">Ja</text:span></text:p>
        </draw:rect>
        <draw:rect draw:style-name="gr3" draw:text-style-name="P2" xml:id="id74" draw:id="id74" draw:layer="layout" svg:width="3.301cm" svg:height="1.201cm" svg:x="22.199cm" svg:y="16.3cm">
          <text:p text:style-name="P1"><text:span text:style-name="T1">ComDone</text:span></text:p>
          <text:p text:style-name="P1"><text:span text:style-name="T1">Store SlRxData</text:span></text:p>
        </draw:rect>
        <draw:connector draw:style-name="gr4" draw:text-style-name="P3" draw:layer="layout" draw:type="line" svg:x1="23.849cm" svg:y1="17.501cm" svg:x2="23.85cm" svg:y2="18.5cm" draw:start-shape="id74" draw:start-glue-point="2" draw:end-shape="id75" draw:end-glue-point="0" svg:d="M23849 17501l1 999">
          <text:p/>
        </draw:connector>
        <draw:rect draw:style-name="gr3" draw:text-style-name="P2" xml:id="id58" draw:id="id58" draw:layer="layout" svg:width="2.6cm" svg:height="1cm" svg:x="22.5cm" svg:y="14.4cm">
          <text:p text:style-name="P1"><text:span text:style-name="T1">Wait</text:span></text:p>
        </draw:rect>
        <draw:connector draw:style-name="gr4" draw:text-style-name="P3" draw:layer="layout" draw:type="line" svg:x1="23.8cm" svg:y1="15.4cm" svg:x2="23.793cm" svg:y2="16.299cm" draw:start-shape="id58" draw:start-glue-point="2" svg:d="M23800 15400l-7 899">
          <text:p/>
        </draw:connector>
        <draw:connector draw:style-name="gr7" draw:text-style-name="P3" draw:layer="layout" draw:line-skew="-0.899cm" svg:x1="4.5cm" svg:y1="13.35cm" svg:x2="4.8cm" svg:y2="18.55cm" draw:start-shape="id65" draw:start-glue-point="5" draw:end-shape="id70" draw:end-glue-point="3" svg:d="M4500 13350h-1400v5200h1700">
          <text:p/>
        </draw:connector>
        <draw:rect draw:style-name="gr5" draw:text-style-name="P2" draw:layer="layout" svg:width="1.2cm" svg:height="0.7cm" svg:x="3.1cm" svg:y="12.9cm">
          <text:p text:style-name="P1"><text:span text:style-name="T1">Nein</text:span></text:p>
        </draw:rect>
      </draw:page>
      <draw:page draw:name="page4" draw:style-name="dp1" draw:master-page-name="Default">
        <draw:rect draw:style-name="gr1" draw:text-style-name="P2" draw:layer="layout" svg:width="11.4cm" svg:height="18.1cm" svg:x="2.1cm" svg:y="1.6cm">
          <text:p text:style-name="P1"><text:span text:style-name="T1">Master</text:span></text:p>
        </draw:rect>
        <draw:rect draw:style-name="gr1" draw:text-style-name="P2" draw:layer="layout" svg:width="11.5cm" svg:height="18.1cm" svg:x="16.4cm" svg:y="1.6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.1cm" svg:x="11.4cm" svg:y="1.6cm">
          <text:p text:style-name="P1"><text:span text:style-name="T1"><text:s text:c="21"/></text:span><text:span text:style-name="T1">I2C</text:span></text:p>
        </draw:rect>
        <draw:rect draw:style-name="gr3" draw:text-style-name="P2" xml:id="id76" draw:id="id76" draw:layer="layout" svg:width="3.3cm" svg:height="1.7cm" svg:x="3.9cm" svg:y="4.301cm">
          <text:p text:style-name="P1"><text:span text:style-name="T1">Data:</text:span></text:p>
          <text:p text:style-name="P1"><text:span text:style-name="T1">(n_Tx,max_Rx)</text:span></text:p>
          <text:p text:style-name="P1"><text:span text:style-name="T1">Load MaTxData</text:span></text:p>
        </draw:rect>
        <draw:rect draw:style-name="gr3" draw:text-style-name="P2" xml:id="id77" draw:id="id77" draw:layer="layout" svg:width="2cm" svg:height="0.5cm" svg:x="8.9cm" svg:y="4.301cm">
          <text:p text:style-name="P1"><text:span text:style-name="T1">TxBuf</text:span></text:p>
        </draw:rect>
        <draw:rect draw:style-name="gr3" draw:text-style-name="P2" xml:id="id78" draw:id="id78" draw:layer="layout" svg:width="2cm" svg:height="0.5cm" svg:x="18.9cm" svg:y="4.301cm">
          <text:p text:style-name="P1"><text:span text:style-name="T1">AM</text:span></text:p>
        </draw:rect>
        <draw:rect draw:style-name="gr3" draw:text-style-name="P2" draw:layer="layout" svg:width="3.4cm" svg:height="0.7cm" svg:x="2.5cm" svg:y="2.7cm">
          <text:p text:style-name="P1"><text:span text:style-name="T1">Data Tx only</text:span></text:p>
        </draw:rect>
        <draw:rect draw:style-name="gr3" draw:text-style-name="P2" xml:id="id80" draw:id="id80" draw:layer="layout" svg:width="3.7cm" svg:height="1.9cm" svg:x="22.9cm" svg:y="4.301cm">
          <text:p text:style-name="P1"><text:span text:style-name="T1">Data:</text:span></text:p>
          <text:p text:style-name="P1"><text:span text:style-name="T1">ComStartRx</text:span></text:p>
          <text:p text:style-name="P1"><text:span text:style-name="T1"/></text:p>
          <text:p text:style-name="P1"><text:span text:style-name="T1"/></text:p>
        </draw:rect>
        <draw:connector draw:style-name="gr4" draw:text-style-name="P3" draw:layer="layout" draw:type="line" svg:x1="3.95cm" svg:y1="3.4cm" svg:x2="5.55cm" svg:y2="4.301cm" draw:end-shape="id76" draw:end-glue-point="0" svg:d="M3950 3400l1600 901">
          <text:p/>
        </draw:connector>
        <draw:connector draw:style-name="gr4" draw:text-style-name="P3" draw:layer="layout" draw:type="line" svg:x1="7.2cm" svg:y1="5.151cm" svg:x2="8.9cm" svg:y2="4.551cm" draw:start-shape="id76" draw:start-glue-point="1" draw:end-shape="id77" draw:end-glue-point="3" svg:d="M7200 5151l1700-600">
          <text:p/>
        </draw:connector>
        <draw:connector draw:style-name="gr4" draw:text-style-name="P4" draw:layer="layout" draw:type="line" svg:x1="13cm" svg:y1="4.551cm" svg:x2="16.7cm" svg:y2="4.551cm" svg:d="M13000 4551h3700">
          <text:p/>
        </draw:connector>
        <draw:connector draw:style-name="gr4" draw:text-style-name="P3" draw:layer="layout" draw:type="line" svg:x1="20.9cm" svg:y1="4.551cm" svg:x2="23.3cm" svg:y2="2.951cm" draw:start-shape="id78" draw:start-glue-point="1" draw:end-shape="id79" svg:d="M20900 4551l2400-1600">
          <text:p/>
        </draw:connector>
        <draw:connector draw:style-name="gr4" draw:text-style-name="P4" draw:layer="layout" draw:type="line" svg:x1="10.9cm" svg:y1="4.551cm" svg:x2="11.8cm" svg:y2="4.551cm" draw:start-shape="id77" draw:start-glue-point="1" svg:d="M10900 4551h900">
          <text:p/>
        </draw:connector>
        <draw:connector draw:style-name="gr4" draw:text-style-name="P4" draw:layer="layout" draw:type="line" svg:x1="17.9cm" svg:y1="4.551cm" svg:x2="18.9cm" svg:y2="4.551cm" draw:end-shape="id78" draw:end-glue-point="3" svg:d="M17900 4551h1000">
          <text:p/>
        </draw:connector>
        <draw:rect draw:style-name="gr3" draw:text-style-name="P2" xml:id="id79" draw:id="id79" draw:layer="layout" svg:width="2.3cm" svg:height="0.5cm" svg:x="23.3cm" svg:y="2.701cm">
          <text:p text:style-name="P1"><text:span text:style-name="T1">Wait</text:span></text:p>
        </draw:rect>
        <draw:connector draw:style-name="gr4" draw:text-style-name="P3" draw:layer="layout" draw:type="line" svg:x1="24.45cm" svg:y1="3.201cm" svg:x2="24.45cm" svg:y2="4.301cm" draw:start-shape="id79" draw:start-glue-point="2" svg:d="M24450 3201v1100">
          <text:p/>
        </draw:connector>
        <draw:rect draw:style-name="gr3" draw:text-style-name="P2" xml:id="id94" draw:id="id94" draw:layer="layout" svg:width="2cm" svg:height="0.5cm" svg:x="19.7cm" svg:y="5.6cm">
          <text:p text:style-name="P1"><text:span text:style-name="T1">RxBuf</text:span></text:p>
        </draw:rect>
        <draw:rect draw:style-name="gr3" draw:text-style-name="P2" draw:layer="layout" svg:width="1.2cm" svg:height="1.1cm" svg:x="11.8cm" svg:y="4.00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4.001cm">
          <text:p text:style-name="P1"><text:span text:style-name="T1">Master-&gt;Slave</text:span><text:span text:style-name="T1"><text:line-break/></text:span><text:span text:style-name="T1"> Data Msg</text:span></text:p>
        </draw:rect>
        <draw:rect draw:style-name="gr3" draw:text-style-name="P2" draw:layer="layout" svg:width="1.2cm" svg:height="1.1cm" svg:x="16.7cm" svg:y="4.001cm">
          <text:p text:style-name="P1"><text:span text:style-name="T1">adr &amp; </text:span><text:span text:style-name="T1"><text:line-break/></text:span><text:span text:style-name="T1">data</text:span></text:p>
        </draw:rect>
        <draw:custom-shape draw:style-name="gr6" draw:text-style-name="P5" xml:id="id82" draw:id="id82" draw:layer="layout" svg:width="2cm" svg:height="1.5cm" svg:x="4.6cm" svg:y="9.6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24.75cm" svg:y1="6.201cm" svg:x2="24.801cm" svg:y2="6.998cm" draw:start-shape="id80" draw:start-glue-point="2" draw:end-shape="id81" draw:end-glue-point="4" svg:d="M24750 6201l51 797">
          <text:p/>
        </draw:connector>
        <draw:custom-shape draw:style-name="gr6" draw:text-style-name="P5" xml:id="id81" draw:id="id81" draw:layer="layout" svg:width="2cm" svg:height="1.5cm" svg:x="23.801cm" svg:y="6.998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20.1cm" svg:y="9.2cm">
          <text:p text:style-name="P1"><text:span text:style-name="T1">Ja</text:span></text:p>
        </draw:rect>
        <draw:rect draw:style-name="gr5" draw:text-style-name="P2" draw:layer="layout" svg:width="1.2cm" svg:height="0.7cm" svg:x="23.9cm" svg:y="10.7cm">
          <text:p text:style-name="P1"><text:span text:style-name="T1">Ja</text:span></text:p>
        </draw:rect>
        <draw:rect draw:style-name="gr5" draw:text-style-name="P2" draw:layer="layout" svg:width="1.2cm" svg:height="0.7cm" svg:x="25.9cm" svg:y="7.2cm">
          <text:p text:style-name="P1"><text:span text:style-name="T1">Nein</text:span></text:p>
        </draw:rect>
        <draw:connector draw:style-name="gr7" draw:text-style-name="P3" draw:layer="layout" draw:line-skew="1.098cm" svg:x1="25.801cm" svg:y1="7.748cm" svg:x2="24.45cm" svg:y2="2.701cm" draw:start-shape="id81" draw:start-glue-point="7" draw:end-shape="id79" draw:end-glue-point="0" svg:d="M25801 7748h1600v-5548h-2951v501">
          <text:p/>
        </draw:connector>
        <draw:connector draw:style-name="gr7" draw:text-style-name="P3" draw:layer="layout" svg:x1="4.6cm" svg:y1="10.35cm" svg:x2="3.9cm" svg:y2="5.151cm" draw:start-shape="id82" draw:start-glue-point="5" draw:end-shape="id76" draw:end-glue-point="3" svg:d="M4600 10350h-1201v-5199h501">
          <text:p/>
        </draw:connector>
        <draw:rect draw:style-name="gr5" draw:text-style-name="P2" draw:layer="layout" svg:width="1.2cm" svg:height="0.7cm" svg:x="3.3cm" svg:y="9.9cm">
          <text:p text:style-name="P1"><text:span text:style-name="T1">Nein</text:span></text:p>
        </draw:rect>
        <draw:rect draw:style-name="gr5" draw:text-style-name="P2" draw:layer="layout" svg:width="2cm" svg:height="0.999cm" svg:x="6.9cm" svg:y="12.401cm">
          <text:p text:style-name="P1"><text:span text:style-name="T1">Timeout(10ms) ||</text:span></text:p>
          <text:p text:style-name="P1"><text:span text:style-name="T1">NACK</text:span></text:p>
        </draw:rect>
        <draw:rect draw:style-name="gr3" draw:text-style-name="P2" xml:id="id85" draw:id="id85" draw:layer="layout" svg:width="2.3cm" svg:height="0.5cm" svg:x="7.7cm" svg:y="13.3cm">
          <text:p text:style-name="P1"><text:span text:style-name="T1">ComStart</text:span></text:p>
        </draw:rect>
        <draw:rect draw:style-name="gr3" draw:text-style-name="P2" xml:id="id84" draw:id="id84" draw:layer="layout" svg:width="2.6cm" svg:height="1cm" svg:x="4.3cm" svg:y="11.8cm">
          <text:p text:style-name="P1"><text:span text:style-name="T1">Wait</text:span></text:p>
        </draw:rect>
        <draw:connector draw:style-name="gr4" draw:text-style-name="P3" draw:layer="layout" draw:type="line" svg:x1="5.6cm" svg:y1="8.7cm" svg:x2="5.6cm" svg:y2="9.6cm" draw:start-shape="id83" draw:start-glue-point="2" draw:end-shape="id82" svg:d="M5600 8700v900">
          <text:p/>
        </draw:connector>
        <draw:connector draw:style-name="gr4" draw:text-style-name="P3" draw:layer="layout" draw:type="line" svg:x1="5.6cm" svg:y1="11.1cm" svg:x2="5.6cm" svg:y2="11.8cm" draw:start-shape="id82" draw:start-glue-point="6" draw:end-shape="id84" draw:end-glue-point="0" svg:d="M5600 11100v700">
          <text:p/>
        </draw:connector>
        <draw:connector draw:style-name="gr4" draw:text-style-name="P3" draw:layer="layout" draw:type="line" svg:x1="6.9cm" svg:y1="12.3cm" svg:x2="8.85cm" svg:y2="13.3cm" draw:start-shape="id84" draw:start-glue-point="1" draw:end-shape="id85" draw:end-glue-point="0" svg:d="M6900 12300l1950 1000">
          <text:p/>
        </draw:connector>
        <draw:rect draw:style-name="gr3" draw:text-style-name="P2" xml:id="id86" draw:id="id86" draw:layer="layout" svg:width="2.3cm" svg:height="0.5cm" svg:x="18.7cm" svg:y="2.701cm">
          <text:p text:style-name="P1"><text:span text:style-name="T1">ComStart</text:span></text:p>
        </draw:rect>
        <draw:rect draw:style-name="gr5" draw:text-style-name="P2" draw:layer="layout" svg:width="1.9cm" svg:height="1cm" svg:x="21.3cm" svg:y="2.401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3" draw:layer="layout" draw:type="line" svg:x1="23.3cm" svg:y1="2.951cm" svg:x2="21cm" svg:y2="2.951cm" draw:start-shape="id79" draw:start-glue-point="3" draw:end-shape="id86" svg:d="M23300 2951h-2300">
          <text:p/>
        </draw:connector>
        <draw:connector draw:style-name="gr4" draw:text-style-name="P3" draw:layer="layout" draw:type="line" svg:x1="5.6cm" svg:y1="12.8cm" svg:x2="5.65cm" svg:y2="14.101cm" draw:start-shape="id84" draw:start-glue-point="2" svg:d="M5600 12800l50 1301">
          <text:p/>
        </draw:connector>
        <draw:connector draw:style-name="gr4" draw:text-style-name="P4" draw:layer="layout" draw:type="line" svg:x1="16.7cm" svg:y1="11.45cm" svg:x2="13cm" svg:y2="11.45cm" draw:start-shape="id87" draw:start-glue-point="3" draw:end-shape="id88" draw:end-glue-point="1" svg:d="M16700 11450h-3700">
          <text:p/>
        </draw:connector>
        <draw:rect draw:style-name="gr3" draw:text-style-name="P2" xml:id="id88" draw:id="id88" draw:layer="layout" svg:width="1.2cm" svg:height="1.1cm" svg:x="11.8cm" svg:y="10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0.9cm">
          <text:p text:style-name="P1"><text:span text:style-name="T1">Slave-&gt;Master</text:span><text:span text:style-name="T1"><text:line-break/></text:span><text:span text:style-name="T1"> DataMsg </text:span><text:span text:style-name="T1"><text:line-break/></text:span><text:span text:style-name="T1">NACK Msg</text:span></text:p>
        </draw:rect>
        <draw:rect draw:style-name="gr3" draw:text-style-name="P2" xml:id="id87" draw:id="id87" draw:layer="layout" svg:width="1.2cm" svg:height="1.1cm" svg:x="16.7cm" svg:y="10.9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23.8cm" svg:y1="9.95cm" svg:x2="17.9cm" svg:y2="11.45cm" draw:start-shape="id89" draw:start-glue-point="5" draw:end-shape="id87" draw:end-glue-point="1" svg:d="M23800 9950l-5900 1500">
          <text:p/>
        </draw:connector>
        <draw:connector draw:style-name="gr7" draw:text-style-name="P3" draw:layer="layout" svg:x1="24.801cm" svg:y1="8.498cm" svg:x2="24.8cm" svg:y2="9.2cm" draw:start-shape="id81" draw:start-glue-point="6" draw:end-shape="id89" draw:end-glue-point="4" svg:d="M24801 8498v352h-1v350">
          <text:p/>
        </draw:connector>
        <draw:rect draw:style-name="gr5" draw:text-style-name="P2" draw:layer="layout" svg:width="1.2cm" svg:height="0.7cm" svg:x="5.5cm" svg:y="13cm">
          <text:p text:style-name="P1"><text:span text:style-name="T1">Ja</text:span></text:p>
        </draw:rect>
        <draw:custom-shape draw:style-name="gr6" draw:text-style-name="P5" xml:id="id89" draw:id="id89" draw:layer="layout" svg:width="2cm" svg:height="1.5cm" svg:x="23.8cm" svg:y="9.2cm">
          <text:p text:style-name="P3"><text:span text:style-name="T2">Chksum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line-skew="0.599cm" svg:x1="25.8cm" svg:y1="9.95cm" svg:x2="26cm" svg:y2="15.15cm" draw:start-shape="id89" draw:start-glue-point="7" draw:end-shape="id90" draw:end-glue-point="1" svg:d="M25800 9950h1300v5200h-1100">
          <text:p/>
        </draw:connector>
        <draw:connector draw:style-name="gr4" draw:text-style-name="P4" draw:layer="layout" draw:type="line" svg:x1="16.7cm" svg:y1="9.75cm" svg:x2="13cm" svg:y2="9.75cm" draw:start-shape="id91" draw:start-glue-point="3" draw:end-shape="id92" draw:end-glue-point="1" svg:d="M16700 9750h-3700">
          <text:p/>
        </draw:connector>
        <draw:rect draw:style-name="gr3" draw:text-style-name="P2" xml:id="id92" draw:id="id92" draw:layer="layout" svg:width="1.2cm" svg:height="1.1cm" svg:x="11.8cm" svg:y="9.2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9.2cm">
          <text:p text:style-name="P1"><text:span text:style-name="T1">Slave-&gt;Master</text:span><text:span text:style-name="T1"><text:line-break/></text:span><text:span text:style-name="T1"> DataMsg </text:span><text:span text:style-name="T1"><text:line-break/></text:span><text:span text:style-name="T1">Ack Msg</text:span></text:p>
        </draw:rect>
        <draw:rect draw:style-name="gr3" draw:text-style-name="P2" xml:id="id91" draw:id="id91" draw:layer="layout" svg:width="1.2cm" svg:height="1.1cm" svg:x="16.7cm" svg:y="9.2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23.8cm" svg:y1="9.95cm" svg:x2="17.9cm" svg:y2="9.75cm" draw:start-shape="id89" draw:end-shape="id91" draw:end-glue-point="1" svg:d="M23800 9950l-5900-200">
          <text:p/>
        </draw:connector>
        <draw:rect draw:style-name="gr5" draw:text-style-name="P2" draw:layer="layout" svg:width="1.2cm" svg:height="0.7cm" svg:x="20cm" svg:y="10.8cm">
          <text:p text:style-name="P1"><text:span text:style-name="T1">Nein</text:span></text:p>
        </draw:rect>
        <draw:rect draw:style-name="gr3" draw:text-style-name="P2" xml:id="id93" draw:id="id93" draw:layer="layout" svg:width="2cm" svg:height="0.5cm" svg:x="8.1cm" svg:y="11cm">
          <text:p text:style-name="P1"><text:span text:style-name="T1">AM</text:span></text:p>
        </draw:rect>
        <draw:connector draw:style-name="gr4" draw:text-style-name="P4" draw:layer="layout" draw:type="line" svg:x1="8.1cm" svg:y1="11.25cm" svg:x2="6.9cm" svg:y2="12.3cm" draw:start-shape="id93" draw:start-glue-point="3" draw:end-shape="id84" draw:end-glue-point="1" svg:d="M8100 11250l-1200 1050">
          <text:p/>
        </draw:connector>
        <draw:connector draw:style-name="gr4" draw:text-style-name="P4" draw:layer="layout" draw:type="line" svg:x1="11.8cm" svg:y1="11.45cm" svg:x2="10.1cm" svg:y2="11.25cm" draw:start-shape="id88" draw:start-glue-point="3" draw:end-shape="id93" svg:d="M11800 11450l-1700-200">
          <text:p/>
        </draw:connector>
        <draw:connector draw:style-name="gr4" draw:text-style-name="P4" draw:layer="layout" draw:type="line" svg:x1="11.8cm" svg:y1="9.75cm" svg:x2="10.1cm" svg:y2="11.25cm" draw:start-shape="id92" draw:start-glue-point="3" draw:end-shape="id93" draw:end-glue-point="1" svg:d="M11800 9750l-1700 1500">
          <text:p/>
        </draw:connector>
        <draw:connector draw:style-name="gr4" draw:text-style-name="P4" draw:layer="layout" draw:type="line" svg:x1="22.9cm" svg:y1="5.251cm" svg:x2="21.7cm" svg:y2="5.85cm" draw:start-shape="id80" draw:start-glue-point="3" draw:end-shape="id94" draw:end-glue-point="1" svg:d="M22900 5251l-1200 599">
          <text:p/>
        </draw:connector>
        <draw:rect draw:style-name="gr3" draw:text-style-name="P2" draw:layer="layout" svg:width="3.4cm" svg:height="0.7cm" svg:x="3.9cm" svg:y="14.1cm">
          <text:p text:style-name="P1"><text:span text:style-name="T1">end</text:span></text:p>
        </draw:rect>
        <draw:rect draw:style-name="gr3" draw:text-style-name="P2" xml:id="id90" draw:id="id90" draw:layer="layout" svg:width="2.329cm" svg:height="0.7cm" svg:x="23.671cm" svg:y="14.8cm">
          <text:p text:style-name="P1"><text:span text:style-name="T1">end</text:span></text:p>
        </draw:rect>
        <draw:rect draw:style-name="gr8" draw:text-style-name="P2" draw:layer="layout" svg:width="5.9cm" svg:height="2.5cm" svg:x="11.8cm" svg:y="14cm">
          <text:p text:style-name="P1"><text:span text:style-name="T1">Man_Tx: Master Anzahl Byte</text:span></text:p>
          <text:p text:style-name="P1"><text:span text:style-name="T1">MaTxData: Master Tx Data</text:span></text:p>
          <text:p text:style-name="P1"><text:span text:style-name="T1">Sln_Tx: Slave Anzahl Byte</text:span></text:p>
          <text:p text:style-name="P1"><text:span text:style-name="T1">SlnTxData: Slave Tx Data</text:span></text:p>
          <text:p text:style-name="P1"><text:span text:style-name="T1"/></text:p>
        </draw:rect>
        <draw:rect draw:style-name="gr3" draw:text-style-name="P2" xml:id="id95" draw:id="id95" draw:layer="layout" svg:width="3.301cm" svg:height="1.201cm" svg:x="23.2cm" svg:y="12.4cm">
          <text:p text:style-name="P1"><text:span text:style-name="T1">ComDone</text:span></text:p>
          <text:p text:style-name="P1"><text:span text:style-name="T1">Store SlRxData</text:span></text:p>
        </draw:rect>
        <draw:connector draw:style-name="gr7" draw:text-style-name="P3" draw:layer="layout" svg:x1="24.85cm" svg:y1="13.601cm" svg:x2="24.835cm" svg:y2="14.8cm" draw:start-shape="id95" draw:start-glue-point="2" draw:end-shape="id90" draw:end-glue-point="0" svg:d="M24850 13601v600h-15v599">
          <text:p/>
        </draw:connector>
        <draw:rect draw:style-name="gr3" draw:text-style-name="P2" xml:id="id83" draw:id="id83" draw:layer="layout" svg:width="2.6cm" svg:height="1cm" svg:x="4.3cm" svg:y="7.7cm">
          <text:p text:style-name="P1"><text:span text:style-name="T1">Wait 250us</text:span></text:p>
        </draw:rect>
        <draw:connector draw:style-name="gr4" draw:text-style-name="P3" draw:layer="layout" draw:type="line" svg:x1="5.497cm" svg:y1="6.001cm" svg:x2="5.6cm" svg:y2="7.7cm" draw:end-shape="id83" draw:end-glue-point="0" svg:d="M5497 6001l103 1699">
          <text:p/>
        </draw:connector>
        <draw:connector draw:style-name="gr7" draw:text-style-name="P3" draw:layer="layout" svg:x1="24.8cm" svg:y1="10.7cm" svg:x2="24.85cm" svg:y2="12.4cm" draw:start-shape="id89" draw:start-glue-point="6" draw:end-shape="id95" draw:end-glue-point="0" svg:d="M24800 10700v851h50v849">
          <text:p/>
        </draw:connector>
      </draw:page>
      <draw:page draw:name="page5" draw:style-name="dp1" draw:master-page-name="Default">
        <draw:rect draw:style-name="gr1" draw:text-style-name="P2" draw:layer="layout" svg:width="11.4cm" svg:height="18.1cm" svg:x="2.1cm" svg:y="1.6cm">
          <text:p text:style-name="P1"><text:span text:style-name="T1">Master</text:span></text:p>
        </draw:rect>
        <draw:rect draw:style-name="gr1" draw:text-style-name="P2" draw:layer="layout" svg:width="11.5cm" svg:height="18.1cm" svg:x="16.4cm" svg:y="1.6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.1cm" svg:x="11.4cm" svg:y="1.6cm">
          <text:p text:style-name="P1"><text:span text:style-name="T1"><text:s text:c="21"/></text:span><text:span text:style-name="T1">I2C</text:span></text:p>
        </draw:rect>
        <draw:rect draw:style-name="gr3" draw:text-style-name="P2" draw:layer="layout" svg:width="3.4cm" svg:height="0.6cm" svg:x="2.576cm" svg:y="2.423cm">
          <text:p text:style-name="P1"><text:span text:style-name="T1">Data Rx only</text:span></text:p>
        </draw:rect>
        <draw:connector draw:style-name="gr4" draw:text-style-name="P3" draw:layer="layout" draw:type="line" svg:x1="4.276cm" svg:y1="3.023cm" svg:x2="5.15cm" svg:y2="6.001cm" draw:end-shape="id96" draw:end-glue-point="0" svg:d="M4276 3023l874 2978">
          <text:p/>
        </draw:connector>
        <draw:rect draw:style-name="gr3" draw:text-style-name="P2" xml:id="id98" draw:id="id98" draw:layer="layout" svg:width="2.3cm" svg:height="0.9cm" svg:x="22.6cm" svg:y="4.4cm">
          <text:p text:style-name="P1"><text:span text:style-name="T1">Wait 250us</text:span></text:p>
        </draw:rect>
        <draw:connector draw:style-name="gr7" draw:text-style-name="P3" draw:layer="layout" svg:x1="23.7cm" svg:y1="2.9cm" svg:x2="23.75cm" svg:y2="4.4cm" draw:start-shape="id97" draw:start-glue-point="2" draw:end-shape="id98" draw:end-glue-point="0" svg:d="M23700 2900v750h50v750">
          <text:p/>
        </draw:connector>
        <draw:rect draw:style-name="gr3" draw:text-style-name="P2" xml:id="id99" draw:id="id99" draw:layer="layout" svg:width="3.3cm" svg:height="1.7cm" svg:x="22.1cm" svg:y="7.5cm">
          <text:p text:style-name="P1"><text:span text:style-name="T1">Data</text:span></text:p>
          <text:p text:style-name="P1"><text:span text:style-name="T1">(n_Tx,max_Rx)</text:span></text:p>
          <text:p text:style-name="P1"><text:span text:style-name="T1">Load SlTxData</text:span></text:p>
        </draw:rect>
        <draw:rect draw:style-name="gr3" draw:text-style-name="P2" xml:id="id100" draw:id="id100" draw:layer="layout" svg:width="2cm" svg:height="0.5cm" svg:x="19.2cm" svg:y="7.7cm">
          <text:p text:style-name="P1"><text:span text:style-name="T1">TxBuf</text:span></text:p>
        </draw:rect>
        <draw:connector draw:style-name="gr4" draw:text-style-name="P3" draw:layer="layout" draw:type="line" svg:x1="22.1cm" svg:y1="8.35cm" svg:x2="21.2cm" svg:y2="7.95cm" draw:start-shape="id99" draw:start-glue-point="3" draw:end-shape="id100" draw:end-glue-point="1" svg:d="M22100 8350l-900-400">
          <text:p/>
        </draw:connector>
        <draw:connector draw:style-name="gr4" draw:text-style-name="P4" draw:layer="layout" draw:type="line" svg:x1="19.2cm" svg:y1="7.95cm" svg:x2="17.9cm" svg:y2="7.951cm" draw:start-shape="id100" draw:start-glue-point="3" draw:end-shape="id101" draw:end-glue-point="1" svg:d="M19200 7950l-1300 1">
          <text:p/>
        </draw:connector>
        <draw:custom-shape draw:style-name="gr6" draw:text-style-name="P5" xml:id="id102" draw:id="id102" draw:layer="layout" svg:width="2cm" svg:height="1.5cm" svg:x="22.8cm" svg:y="11.9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24.8cm" svg:y1="12.65cm" svg:x2="25.4cm" svg:y2="8.35cm" draw:start-shape="id102" draw:start-glue-point="7" draw:end-shape="id99" draw:end-glue-point="1" svg:d="M24800 12650h1101v-4300h-501">
          <text:p/>
        </draw:connector>
        <draw:rect draw:style-name="gr5" draw:text-style-name="P2" draw:layer="layout" svg:width="1.2cm" svg:height="0.7cm" svg:x="25.3cm" svg:y="11.8cm">
          <text:p text:style-name="P1"><text:span text:style-name="T1">Nein</text:span></text:p>
        </draw:rect>
        <draw:rect draw:style-name="gr5" draw:text-style-name="P2" draw:layer="layout" svg:width="2cm" svg:height="0.999cm" svg:x="20.4cm" svg:y="14.801cm">
          <text:p text:style-name="P1"><text:span text:style-name="T1">Timeout</text:span></text:p>
          <text:p text:style-name="P1"><text:span text:style-name="T1">(10ms) ||</text:span></text:p>
          <text:p text:style-name="P1"><text:span text:style-name="T1">NACK</text:span></text:p>
        </draw:rect>
        <draw:rect draw:style-name="gr3" draw:text-style-name="P2" xml:id="id105" draw:id="id105" draw:layer="layout" svg:width="2.3cm" svg:height="0.5cm" svg:x="19.7cm" svg:y="16.4cm">
          <text:p text:style-name="P1"><text:span text:style-name="T1">ComStart</text:span></text:p>
        </draw:rect>
        <draw:rect draw:style-name="gr3" draw:text-style-name="P2" xml:id="id103" draw:id="id103" draw:layer="layout" svg:width="2.6cm" svg:height="1cm" svg:x="22.5cm" svg:y="10cm">
          <text:p text:style-name="P1"><text:span text:style-name="T1">Wait 250us</text:span></text:p>
        </draw:rect>
        <draw:connector draw:style-name="gr4" draw:text-style-name="P3" draw:layer="layout" draw:type="line" svg:x1="23.75cm" svg:y1="9.2cm" svg:x2="23.8cm" svg:y2="10cm" draw:start-shape="id99" draw:start-glue-point="2" draw:end-shape="id103" draw:end-glue-point="0" svg:d="M23750 9200l50 800">
          <text:p/>
        </draw:connector>
        <draw:connector draw:style-name="gr4" draw:text-style-name="P3" draw:layer="layout" draw:type="line" svg:x1="23.8cm" svg:y1="11cm" svg:x2="23.8cm" svg:y2="11.9cm" draw:start-shape="id103" draw:start-glue-point="2" draw:end-shape="id102" draw:end-glue-point="4" svg:d="M23800 11000v900">
          <text:p/>
        </draw:connector>
        <draw:connector draw:style-name="gr4" draw:text-style-name="P3" draw:layer="layout" draw:type="line" svg:x1="22.5cm" svg:y1="15.2cm" svg:x2="20.85cm" svg:y2="16.4cm" draw:start-shape="id104" draw:start-glue-point="3" draw:end-shape="id105" draw:end-glue-point="0" svg:d="M22500 15200l-1650 1200">
          <text:p/>
        </draw:connector>
        <draw:rect draw:style-name="gr3" draw:text-style-name="P2" xml:id="id106" draw:id="id106" draw:layer="layout" svg:width="2cm" svg:height="0.5cm" svg:x="8.2cm" svg:y="7.6cm">
          <text:p text:style-name="P1"><text:span text:style-name="T1">AM</text:span></text:p>
        </draw:rect>
        <draw:rect draw:style-name="gr3" draw:text-style-name="P2" xml:id="id107" draw:id="id107" draw:layer="layout" svg:width="3.7cm" svg:height="1.9cm" svg:x="3.6cm" svg:y="7.601cm">
          <text:p text:style-name="P1"><text:span text:style-name="T1">Data:</text:span></text:p>
          <text:p text:style-name="P1"><text:span text:style-name="T1">ComStartRx</text:span></text:p>
          <text:p text:style-name="P1"><text:span text:style-name="T1">(Sln_Tx,max_Rx)</text:span></text:p>
          <text:p text:style-name="P1"><text:span text:style-name="T1"/></text:p>
        </draw:rect>
        <draw:connector draw:style-name="gr4" draw:text-style-name="P3" draw:layer="layout" draw:type="line" svg:x1="8.2cm" svg:y1="7.85cm" svg:x2="6.3cm" svg:y2="6.251cm" draw:start-shape="id106" draw:start-glue-point="3" draw:end-shape="id96" draw:end-glue-point="1" svg:d="M8200 7850l-1900-1599">
          <text:p/>
        </draw:connector>
        <draw:rect draw:style-name="gr3" draw:text-style-name="P2" xml:id="id96" draw:id="id96" draw:layer="layout" svg:width="2.3cm" svg:height="0.5cm" svg:x="4cm" svg:y="6.001cm">
          <text:p text:style-name="P1"><text:span text:style-name="T1">Wait</text:span></text:p>
        </draw:rect>
        <draw:connector draw:style-name="gr4" draw:text-style-name="P3" draw:layer="layout" draw:type="line" svg:x1="5.15cm" svg:y1="6.501cm" svg:x2="5.15cm" svg:y2="7.601cm" draw:start-shape="id96" draw:start-glue-point="2" svg:d="M5150 6501v1100">
          <text:p/>
        </draw:connector>
        <draw:rect draw:style-name="gr3" draw:text-style-name="P2" xml:id="id108" draw:id="id108" draw:layer="layout" svg:width="2cm" svg:height="0.5cm" svg:x="8cm" svg:y="8.9cm">
          <text:p text:style-name="P1"><text:span text:style-name="T1">RxBuf</text:span></text:p>
        </draw:rect>
        <draw:connector draw:style-name="gr4" draw:text-style-name="P4" draw:layer="layout" draw:type="line" svg:x1="7.3cm" svg:y1="8.551cm" svg:x2="8cm" svg:y2="9.15cm" draw:start-shape="id107" draw:start-glue-point="1" draw:end-shape="id108" draw:end-glue-point="3" svg:d="M7300 8551l700 599">
          <text:p/>
        </draw:connector>
        <draw:connector draw:style-name="gr4" draw:text-style-name="P3" draw:layer="layout" draw:type="line" svg:x1="5.45cm" svg:y1="9.501cm" svg:x2="5.501cm" svg:y2="10.298cm" draw:start-shape="id107" draw:start-glue-point="2" draw:end-shape="id109" draw:end-glue-point="4" svg:d="M5450 9501l51 797">
          <text:p/>
        </draw:connector>
        <draw:custom-shape draw:style-name="gr6" draw:text-style-name="P5" xml:id="id109" draw:id="id109" draw:layer="layout" svg:width="2cm" svg:height="1.5cm" svg:x="4.501cm" svg:y="10.298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8.9cm" svg:y="11.9cm">
          <text:p text:style-name="P1"><text:span text:style-name="T1">Ja</text:span></text:p>
        </draw:rect>
        <draw:rect draw:style-name="gr5" draw:text-style-name="P2" draw:layer="layout" svg:width="1.2cm" svg:height="0.7cm" svg:x="4.9cm" svg:y="11.9cm">
          <text:p text:style-name="P1"><text:span text:style-name="T1">Ja</text:span></text:p>
        </draw:rect>
        <draw:rect draw:style-name="gr5" draw:text-style-name="P2" draw:layer="layout" svg:width="1.2cm" svg:height="0.7cm" svg:x="2.6cm" svg:y="10.5cm">
          <text:p text:style-name="P1"><text:span text:style-name="T1">Nein</text:span></text:p>
        </draw:rect>
        <draw:connector draw:style-name="gr7" draw:text-style-name="P3" draw:layer="layout" draw:line-skew="-0.899cm" svg:x1="4.501cm" svg:y1="11.048cm" svg:x2="5.15cm" svg:y2="6.001cm" draw:start-shape="id109" draw:start-glue-point="5" draw:end-shape="id96" draw:end-glue-point="0" svg:d="M4501 11048h-1901v-5548h2550v501">
          <text:p/>
        </draw:connector>
        <draw:rect draw:style-name="gr3" draw:text-style-name="P2" xml:id="id110" draw:id="id110" draw:layer="layout" svg:width="2.3cm" svg:height="0.5cm" svg:x="8.5cm" svg:y="6cm">
          <text:p text:style-name="P1"><text:span text:style-name="T1">ComStart</text:span></text:p>
        </draw:rect>
        <draw:rect draw:style-name="gr5" draw:text-style-name="P2" draw:layer="layout" svg:width="1.9cm" svg:height="1cm" svg:x="6.5cm" svg:y="5.7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3" draw:layer="layout" draw:type="line" svg:x1="6.3cm" svg:y1="6.251cm" svg:x2="8.5cm" svg:y2="6.25cm" draw:start-shape="id96" draw:start-glue-point="1" draw:end-shape="id110" svg:d="M6300 6251l2200-1">
          <text:p/>
        </draw:connector>
        <draw:rect draw:style-name="gr3" draw:text-style-name="P2" xml:id="id118" draw:id="id118" draw:layer="layout" svg:width="2.3cm" svg:height="0.5cm" svg:x="4.3cm" svg:y="16.6cm">
          <text:p text:style-name="P1"><text:span text:style-name="T1">Wait 250us</text:span></text:p>
        </draw:rect>
        <draw:connector draw:style-name="gr7" draw:text-style-name="P3" draw:layer="layout" svg:x1="5.5cm" svg:y1="14.1cm" svg:x2="5.45cm" svg:y2="14.799cm" draw:start-shape="id111" draw:start-glue-point="6" draw:end-shape="id112" draw:end-glue-point="0" svg:d="M5500 14100v350h-50v349">
          <text:p/>
        </draw:connector>
        <draw:connector draw:style-name="gr4" draw:text-style-name="P3" draw:layer="layout" draw:type="line" svg:x1="6.5cm" svg:y1="13.35cm" svg:x2="11.8cm" svg:y2="11.8cm" draw:start-shape="id111" draw:end-shape="id113" draw:end-glue-point="3" svg:d="M6500 13350l5300-1550">
          <text:p/>
        </draw:connector>
        <draw:connector draw:style-name="gr4" draw:text-style-name="P4" draw:layer="layout" draw:type="line" svg:x1="16.7cm" svg:y1="7.951cm" svg:x2="13cm" svg:y2="7.951cm" draw:start-shape="id101" draw:start-glue-point="3" draw:end-shape="id114" draw:end-glue-point="1" svg:d="M16700 7951h-3700">
          <text:p/>
        </draw:connector>
        <draw:rect draw:style-name="gr3" draw:text-style-name="P2" xml:id="id114" draw:id="id114" draw:layer="layout" svg:width="1.2cm" svg:height="1.1cm" svg:x="11.8cm" svg:y="7.40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7.401cm">
          <text:p text:style-name="P1"><text:span text:style-name="T1">Slave-&gt;Master</text:span><text:span text:style-name="T1"><text:line-break/></text:span><text:span text:style-name="T1"> Data Msg</text:span></text:p>
        </draw:rect>
        <draw:rect draw:style-name="gr3" draw:text-style-name="P2" xml:id="id101" draw:id="id101" draw:layer="layout" svg:width="1.2cm" svg:height="1.1cm" svg:x="16.7cm" svg:y="7.401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3cm" svg:y1="11.8cm" svg:x2="16.7cm" svg:y2="11.8cm" draw:start-shape="id113" draw:start-glue-point="1" draw:end-shape="id115" draw:end-glue-point="3" svg:d="M13000 11800h3700">
          <text:p/>
        </draw:connector>
        <draw:rect draw:style-name="gr3" draw:text-style-name="P2" xml:id="id113" draw:id="id113" draw:layer="layout" svg:width="1.2cm" svg:height="1.1cm" svg:x="11.8cm" svg:y="11.25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1.25cm">
          <text:p text:style-name="P1"><text:span text:style-name="T1">Master-&gt;Slave</text:span><text:span text:style-name="T1"><text:line-break/></text:span><text:span text:style-name="T1"> DataMsg </text:span><text:span text:style-name="T1"><text:line-break/></text:span><text:span text:style-name="T1">Ack Msg</text:span></text:p>
        </draw:rect>
        <draw:rect draw:style-name="gr3" draw:text-style-name="P2" xml:id="id115" draw:id="id115" draw:layer="layout" svg:width="1.2cm" svg:height="1.1cm" svg:x="16.7cm" svg:y="11.25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11.8cm" svg:y1="7.951cm" svg:x2="10.2cm" svg:y2="7.85cm" draw:start-shape="id114" draw:start-glue-point="3" draw:end-shape="id106" svg:d="M11800 7951l-1600-101">
          <text:p/>
        </draw:connector>
        <draw:connector draw:style-name="gr7" draw:text-style-name="P3" draw:layer="layout" svg:x1="23.75cm" svg:y1="5.3cm" svg:x2="23.75cm" svg:y2="7.5cm" draw:start-shape="id98" draw:start-glue-point="2" draw:end-shape="id99" draw:end-glue-point="0" svg:d="M23750 5300v2200">
          <text:p/>
        </draw:connector>
        <draw:rect draw:style-name="gr3" draw:text-style-name="P2" xml:id="id117" draw:id="id117" draw:layer="layout" svg:width="1.3cm" svg:height="0.5cm" svg:x="4.8cm" svg:y="18.3cm">
          <text:p text:style-name="P1"><text:span text:style-name="T1">end</text:span></text:p>
        </draw:rect>
        <draw:rect draw:style-name="gr3" draw:text-style-name="P2" xml:id="id116" draw:id="id116" draw:layer="layout" svg:width="1.3cm" svg:height="0.5cm" svg:x="23.2cm" svg:y="18.5cm">
          <text:p text:style-name="P1"><text:span text:style-name="T1">end</text:span></text:p>
        </draw:rect>
        <draw:connector draw:style-name="gr4" draw:text-style-name="P3" draw:layer="layout" draw:type="line" svg:x1="23.8cm" svg:y1="15.7cm" svg:x2="23.85cm" svg:y2="18.5cm" draw:start-shape="id104" draw:start-glue-point="2" draw:end-shape="id116" draw:end-glue-point="0" svg:d="M23800 15700l50 2800">
          <text:p/>
        </draw:connector>
        <draw:connector draw:style-name="gr4" draw:text-style-name="P3" draw:layer="layout" draw:type="line" svg:x1="5.45cm" svg:y1="18.3cm" svg:x2="5.45cm" svg:y2="17.1cm" draw:start-shape="id117" draw:start-glue-point="0" draw:end-shape="id118" svg:d="M5450 18300v-1200">
          <text:p/>
        </draw:connector>
        <draw:rect draw:style-name="gr3" draw:text-style-name="P2" xml:id="id97" draw:id="id97" draw:layer="layout" svg:width="3.4cm" svg:height="0.6cm" svg:x="22cm" svg:y="2.3cm">
          <text:p text:style-name="P1"><text:span text:style-name="T1">Data Rx only</text:span></text:p>
        </draw:rect>
        <draw:rect draw:style-name="gr3" draw:text-style-name="P2" xml:id="id112" draw:id="id112" draw:layer="layout" svg:width="3.301cm" svg:height="1.201cm" svg:x="3.8cm" svg:y="14.799cm">
          <text:p text:style-name="P1"><text:span text:style-name="T1">ComDone</text:span></text:p>
          <text:p text:style-name="P1"><text:span text:style-name="T1">Store MaRxData</text:span></text:p>
        </draw:rect>
        <draw:connector draw:style-name="gr4" draw:text-style-name="P3" draw:layer="layout" draw:type="line" svg:x1="5.45cm" svg:y1="16cm" svg:x2="5.45cm" svg:y2="16.6cm" draw:start-shape="id112" draw:start-glue-point="2" draw:end-shape="id118" draw:end-glue-point="0" svg:d="M5450 16000v600">
          <text:p/>
        </draw:connector>
        <draw:connector draw:style-name="gr4" draw:text-style-name="P4" draw:layer="layout" draw:type="line" svg:x1="13cm" svg:y1="13.45cm" svg:x2="16.7cm" svg:y2="13.45cm" draw:start-shape="id119" draw:end-shape="id120" draw:end-glue-point="3" svg:d="M13000 13450h3700">
          <text:p/>
        </draw:connector>
        <draw:rect draw:style-name="gr3" draw:text-style-name="P2" xml:id="id119" draw:id="id119" draw:layer="layout" svg:width="1.2cm" svg:height="1.1cm" svg:x="11.8cm" svg:y="12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2.9cm">
          <text:p text:style-name="P1"><text:span text:style-name="T1">Master-&gt;Slave</text:span><text:span text:style-name="T1"><text:line-break/></text:span><text:span text:style-name="T1"> DataMsg </text:span><text:span text:style-name="T1"><text:line-break/></text:span><text:span text:style-name="T1">NACK Msg</text:span></text:p>
        </draw:rect>
        <draw:rect draw:style-name="gr3" draw:text-style-name="P2" xml:id="id120" draw:id="id120" draw:layer="layout" svg:width="1.2cm" svg:height="1.1cm" svg:x="16.7cm" svg:y="12.9cm">
          <text:p text:style-name="P1"><text:span text:style-name="T1">adr &amp; </text:span><text:span text:style-name="T1"><text:line-break/></text:span><text:span text:style-name="T1">data</text:span></text:p>
        </draw:rect>
        <draw:custom-shape draw:style-name="gr6" draw:text-style-name="P5" xml:id="id111" draw:id="id111" draw:layer="layout" svg:width="2cm" svg:height="1.5cm" svg:x="4.5cm" svg:y="12.6cm">
          <text:p text:style-name="P3"><text:span text:style-name="T2">Chksum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.501cm" svg:y1="11.798cm" svg:x2="5.5cm" svg:y2="12.6cm" draw:start-shape="id109" draw:start-glue-point="6" draw:end-shape="id111" draw:end-glue-point="4" svg:d="M5501 11798v402h-1v400">
          <text:p/>
        </draw:connector>
        <draw:connector draw:style-name="gr4" draw:text-style-name="P3" draw:layer="layout" draw:type="line" svg:x1="6.5cm" svg:y1="13.35cm" svg:x2="11.8cm" svg:y2="13.45cm" draw:start-shape="id111" draw:start-glue-point="7" draw:end-shape="id119" draw:end-glue-point="3" svg:d="M6500 13350l5300 100">
          <text:p/>
        </draw:connector>
        <draw:rect draw:style-name="gr5" draw:text-style-name="P2" draw:layer="layout" svg:width="1.2cm" svg:height="0.7cm" svg:x="9cm" svg:y="12.9cm">
          <text:p text:style-name="P1"><text:span text:style-name="T1">Nein</text:span></text:p>
        </draw:rect>
        <draw:rect draw:style-name="gr3" draw:text-style-name="P2" xml:id="id121" draw:id="id121" draw:layer="layout" svg:width="2cm" svg:height="0.5cm" svg:x="19.2cm" svg:y="12.7cm">
          <text:p text:style-name="P1"><text:span text:style-name="T1">AM</text:span></text:p>
        </draw:rect>
        <draw:connector draw:style-name="gr4" draw:text-style-name="P3" draw:layer="layout" draw:type="line" svg:x1="21.2cm" svg:y1="12.95cm" svg:x2="22.5cm" svg:y2="15.2cm" draw:start-shape="id121" draw:start-glue-point="1" draw:end-shape="id104" svg:d="M21200 12950l1300 2250">
          <text:p/>
        </draw:connector>
        <draw:connector draw:style-name="gr4" draw:text-style-name="P3" draw:layer="layout" draw:type="line" svg:x1="17.9cm" svg:y1="13.45cm" svg:x2="19.2cm" svg:y2="12.95cm" draw:start-shape="id120" draw:start-glue-point="1" draw:end-shape="id121" draw:end-glue-point="3" svg:d="M17900 13450l1300-500">
          <text:p/>
        </draw:connector>
        <draw:connector draw:style-name="gr4" draw:text-style-name="P3" draw:layer="layout" draw:type="line" svg:x1="17.9cm" svg:y1="11.8cm" svg:x2="19.2cm" svg:y2="12.95cm" draw:start-shape="id115" draw:end-shape="id121" draw:end-glue-point="3" svg:d="M17900 11800l1300 1150">
          <text:p/>
        </draw:connector>
        <draw:rect draw:style-name="gr5" draw:text-style-name="P2" draw:layer="layout" svg:width="1.2cm" svg:height="0.7cm" svg:x="22.8cm" svg:y="13.3cm">
          <text:p text:style-name="P1"><text:span text:style-name="T1">Ja</text:span></text:p>
        </draw:rect>
        <draw:rect draw:style-name="gr3" draw:text-style-name="P2" xml:id="id104" draw:id="id104" draw:layer="layout" svg:width="2.6cm" svg:height="1cm" svg:x="22.5cm" svg:y="14.7cm">
          <text:p text:style-name="P1"><text:span text:style-name="T1">Wait</text:span></text:p>
        </draw:rect>
        <draw:connector draw:style-name="gr4" draw:text-style-name="P3" draw:layer="layout" draw:type="line" svg:x1="23.747cm" svg:y1="13.399cm" svg:x2="23.8cm" svg:y2="14.7cm" draw:end-shape="id104" draw:end-glue-point="0" svg:d="M23747 13399l53 1301">
          <text:p/>
        </draw:connector>
      </draw:page>
      <draw:page draw:name="page6" draw:style-name="dp1" draw:master-page-name="Default">
        <draw:rect draw:style-name="gr1" draw:text-style-name="P2" draw:layer="layout" svg:width="27.2cm" svg:height="18.1cm" svg:x="1.5cm" svg:y="1.5cm">
          <text:p text:style-name="P1"><text:span text:style-name="T3">4 Byte: Sync: 16 <text:s text:c="6"/>[MsgCnt] [Cnt] [Chksum]</text:span></text:p>
          <text:p text:style-name="P1"><text:span text:style-name="T3">1 Byte: Sync NACK: 255</text:span></text:p>
          <text:p text:style-name="P1"><text:span text:style-name="T3">1 Byte: Sync Ack: 17</text:span></text:p>
          <text:p text:style-name="P1"><text:span text:style-name="T3">x Byte: Data: (0..15) [Data] [Chksum]</text:span></text:p>
          <text:p text:style-name="P1"><text:span text:style-name="T3">1 Byte: Data Ack: 32</text:span></text:p>
          <text:p text:style-name="P1"><text:span text:style-name="T3">1 Byte: Msg Ack: 64</text:span></text:p>
          <text:p text:style-name="P1"><text:span text:style-name="T3">1 Byte: Msg Start: 65</text:span></text:p>
          <text:p text:style-name="P1"><text:span text:style-name="T3">1 Byte: Msg End: 66</text:span></text:p>
          <text:p text:style-name="P1"><text:span text:style-name="T3">1 Byte: Msg NACK: 254</text:span></text:p>
          <text:p text:style-name="P1"><text:span text:style-name="T1"><text:line-break/></text:span><text:span text:style-name="T1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H9M33S</meta:editing-duration>
    <meta:editing-cycles>65</meta:editing-cycles>
    <meta:generator>OpenOffice/4.1.7$Win32 OpenOffice.org_project/417m1$Build-9800</meta:generator>
    <dc:date>2020-05-02T11:11:49.42</dc:date>
    <meta:document-statistic meta:object-count="358"/>
  </office:meta>
</office:document-meta>
</file>